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94000000C2726D1C770D0E817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Arial" svg:font-family="Arial"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DejaVu Sans Mono" svg:font-family="'DejaVu Sans Mono'" style:font-family-generic="roman" style:font-pitch="variable"/>
    <style:font-face style:name="OpenSymbol" svg:font-family="OpenSymbol" style:font-family-generic="roman" style:font-pitch="variable"/>
    <style:font-face style:name="Source Code Pro" svg:font-family="'Source Code Pro', 'Lucida Console', Monaco, 'Courier New', monospace"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DejaVu Sans1" svg:font-family="'DejaVu Sans'" style:font-family-generic="system" style:font-pitch="variable"/>
    <style:font-face style:name="DejaVu Sans Mono1" svg:font-family="'DejaVu Sans Mono'" style:font-family-generic="system" style:font-pitch="variable"/>
    <style:font-face style:name="OpenSymbol2" svg:font-family="OpenSymbol" style:font-family-generic="system" style:font-pitch="variable"/>
  </office:font-face-decls>
  <office:automatic-styles>
    <style:style style:name="P1" style:family="paragraph" style:parent-style-name="Footer">
      <style:text-properties officeooo:rsid="00133f08" officeooo:paragraph-rsid="00133f08"/>
    </style:style>
    <style:style style:name="P2" style:family="paragraph" style:parent-style-name="Frame_20_contents">
      <style:paragraph-properties style:punctuation-wrap="simple" style:writing-mode="lr-tb"/>
    </style:style>
    <style:style style:name="P3" style:family="paragraph" style:parent-style-name="Standard">
      <style:paragraph-properties style:punctuation-wrap="simple" style:writing-mode="lr-tb"/>
    </style:style>
    <style:style style:name="P4" style:family="paragraph" style:parent-style-name="Standard">
      <style:paragraph-properties style:punctuation-wrap="simple" style:writing-mode="lr-tb"/>
      <style:text-properties fo:color="#cc7832" style:font-name="DejaVu Sans Mono" fo:font-size="9pt" fo:font-style="normal" fo:font-weight="normal" style:font-size-asian="9pt" style:font-style-asian="normal" style:font-weight-asian="normal"/>
    </style:style>
    <style:style style:name="P5" style:family="paragraph" style:parent-style-name="Standard">
      <style:paragraph-properties style:punctuation-wrap="simple" style:writing-mode="lr-tb"/>
      <style:text-properties fo:color="#cc7832" style:font-name="DejaVu Sans Mono" fo:font-size="9pt" fo:font-style="italic" fo:font-weight="bold" style:font-size-asian="9pt" style:font-style-asian="italic" style:font-weight-asian="bold" style:font-name-complex="DejaVu Sans Mono1" style:font-style-complex="italic" style:font-weight-complex="bold"/>
    </style:style>
    <style:style style:name="P6" style:family="paragraph" style:parent-style-name="Contents_20_2">
      <style:paragraph-properties>
        <style:tab-stops>
          <style:tab-stop style:position="6.9252in" style:type="right" style:leader-style="dotted" style:leader-text="."/>
        </style:tab-stops>
      </style:paragraph-properties>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Text_20_body">
      <style:paragraph-properties fo:text-align="start" style:justify-single-word="false"/>
    </style:style>
    <style:style style:name="P9" style:family="paragraph" style:parent-style-name="Text_20_body">
      <style:paragraph-properties fo:text-align="center" style:justify-single-word="false"/>
      <style:text-properties fo:font-weight="bold" style:font-weight-asian="bold" style:font-weight-complex="bold"/>
    </style:style>
    <style:style style:name="P10" style:family="paragraph" style:parent-style-name="Text_20_body">
      <style:text-properties fo:color="#e8bf6a" style:font-name="DejaVu Sans Mono" fo:font-size="9pt" fo:font-style="normal" fo:font-weight="normal" style:font-size-asian="9pt" style:font-style-asian="normal" style:font-weight-asian="normal"/>
    </style:style>
    <style:style style:name="P11" style:family="paragraph" style:parent-style-name="Text_20_body">
      <style:paragraph-properties fo:text-align="center" style:justify-single-word="false"/>
    </style:style>
    <style:style style:name="P12" style:family="paragraph" style:parent-style-name="Text_20_body">
      <style:paragraph-properties fo:margin-left="0.5in" fo:margin-right="0in" fo:text-indent="0in" style:auto-text-indent="false"/>
    </style:style>
    <style:style style:name="P13" style:family="paragraph" style:parent-style-name="Text_20_body">
      <style:paragraph-properties fo:margin-left="0.5in" fo:margin-right="0in" fo:margin-top="0in" fo:margin-bottom="0.0972in" loext:contextual-spacing="false" fo:line-height="115%" fo:text-align="start" style:justify-single-word="false" fo:orphans="2" fo:widows="2" fo:text-indent="0in" style:auto-text-indent="false" style:writing-mode="lr-tb"/>
      <style:text-properties fo:font-style="italic" style:font-style-asian="italic" style:font-style-complex="italic"/>
    </style:style>
    <style:style style:name="P14" style:family="paragraph" style:parent-style-name="Standard">
      <style:paragraph-properties fo:margin-left="0.5in" fo:margin-right="0in" fo:text-indent="0in" style:auto-text-indent="false"/>
    </style:style>
    <style:style style:name="P15" style:family="paragraph" style:parent-style-name="Standard">
      <style:paragraph-properties fo:margin-left="0.5in" fo:margin-right="0in" fo:text-indent="0in" style:auto-text-indent="false"/>
      <style:text-properties fo:font-style="italic" fo:background-color="#c0c0c0" style:font-style-asian="italic" style:font-style-complex="italic"/>
    </style:style>
    <style:style style:name="P16" style:family="paragraph" style:parent-style-name="Text_20_body">
      <style:paragraph-properties fo:margin-top="0in" fo:margin-bottom="0.0972in" loext:contextual-spacing="false"/>
    </style:style>
    <style:style style:name="P17" style:family="paragraph" style:parent-style-name="Standard">
      <style:paragraph-properties fo:margin-left="0in" fo:margin-right="0in" fo:text-indent="0in" style:auto-text-indent="false"/>
    </style:style>
    <style:style style:name="P18" style:family="paragraph" style:parent-style-name="Text_20_body">
      <style:paragraph-properties fo:margin-left="0.75in" fo:margin-right="0in" fo:text-indent="0in" style:auto-text-indent="false"/>
    </style:style>
    <style:style style:name="P19" style:family="paragraph" style:parent-style-name="Contents_20_3">
      <style:paragraph-properties>
        <style:tab-stops>
          <style:tab-stop style:position="6.9252in" style:type="right" style:leader-style="dotted" style:leader-text="."/>
        </style:tab-stops>
      </style:paragraph-properties>
    </style:style>
    <style:style style:name="P20" style:family="paragraph" style:parent-style-name="Standard">
      <style:text-properties fo:font-size="10pt" fo:font-weight="normal" style:font-size-asian="10pt" style:font-weight-asian="normal" style:font-size-complex="10pt" style:font-weight-complex="normal"/>
    </style:style>
    <style:style style:name="P21" style:family="paragraph" style:parent-style-name="Standard">
      <style:text-properties fo:color="#cc7832" style:font-name="DejaVu Sans Mono" fo:font-size="9pt" fo:font-style="normal" fo:font-weight="normal" style:font-size-asian="9pt" style:font-style-asian="normal" style:font-weight-asian="normal"/>
    </style:style>
    <style:style style:name="P22" style:family="paragraph" style:parent-style-name="Contents_20_4">
      <style:paragraph-properties>
        <style:tab-stops>
          <style:tab-stop style:position="6.9252in" style:type="right" style:leader-style="dotted" style:leader-text="."/>
        </style:tab-stops>
      </style:paragraph-properties>
    </style:style>
    <style:style style:name="P23" style:family="paragraph" style:parent-style-name="Heading">
      <style:paragraph-properties fo:text-align="center" style:justify-single-word="false"/>
      <style:text-properties fo:font-weight="bold" style:font-weight-asian="bold" style:font-weight-complex="bold"/>
    </style:style>
    <style:style style:name="P24" style:family="paragraph" style:parent-style-name="Title" style:master-page-name="Standard">
      <style:paragraph-properties fo:margin-top="0.1665in" fo:margin-bottom="0.0835in" loext:contextual-spacing="false" fo:text-align="center" style:justify-single-word="false" style:page-number="auto"/>
    </style:style>
    <style:style style:name="P25" style:family="paragraph" style:parent-style-name="Frame_20_contents">
      <style:paragraph-properties style:punctuation-wrap="simple" style:writing-mode="lr-tb"/>
      <style:text-properties fo:color="#e8bf6a" style:font-name="DejaVu Sans Mono" fo:font-size="9pt" fo:font-style="italic" style:font-size-asian="9pt" style:font-style-asian="italic" style:font-name-complex="DejaVu Sans Mono1" style:font-style-complex="italic"/>
    </style:style>
    <style:style style:name="P26" style:family="paragraph" style:parent-style-name="Frame_20_contents">
      <style:paragraph-properties style:punctuation-wrap="simple" style:writing-mode="lr-tb"/>
    </style:style>
    <style:style style:name="P27" style:family="paragraph" style:parent-style-name="TOA_20_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28" style:family="paragraph" style:parent-style-name="Heading_20_1" style:list-style-name="WWNum4">
      <style:text-properties fo:font-size="16pt" style:font-size-asian="16pt" style:font-size-complex="16pt"/>
    </style:style>
    <style:style style:name="P29" style:family="paragraph" style:parent-style-name="Heading_20_2" style:list-style-name="WWNum5"/>
    <style:style style:name="P30" style:family="paragraph" style:parent-style-name="Heading_20_2" style:list-style-name="WWNum5">
      <style:text-properties fo:font-size="15pt" style:font-size-asian="15pt" style:font-size-complex="15pt"/>
    </style:style>
    <style:style style:name="P31" style:family="paragraph" style:parent-style-name="Heading_20_3" style:list-style-name="WWNum5"/>
    <style:style style:name="P32" style:family="paragraph" style:parent-style-name="Heading_20_4" style:list-style-name="WWNum5"/>
    <style:style style:name="P33" style:family="paragraph" style:parent-style-name="Standard">
      <style:paragraph-properties fo:margin-left="0.5in" fo:margin-right="0in" fo:text-align="start" style:justify-single-word="false" fo:orphans="2" fo:widows="2" fo:text-indent="0in" style:auto-text-indent="false" style:writing-mode="lr-tb"/>
      <style:text-properties fo:font-style="italic" style:font-style-asian="italic" style:font-style-complex="italic"/>
    </style:style>
    <style:style style:name="P34" style:family="paragraph" style:parent-style-name="Standard">
      <style:paragraph-properties fo:margin-left="0.5in" fo:margin-right="0in" fo:text-indent="0in" style:auto-text-indent="false"/>
      <style:text-properties fo:color="#cc7832" style:font-name="DejaVu Sans" fo:font-size="9pt" style:font-size-asian="9pt" style:font-size-complex="9pt"/>
    </style:style>
    <style:style style:name="P35" style:family="paragraph" style:parent-style-name="Standard">
      <style:paragraph-properties fo:margin-left="0in" fo:margin-right="0in" fo:text-indent="0in" style:auto-text-indent="false"/>
      <style:text-properties fo:color="#cc7832" style:font-name="DejaVu Sans" fo:font-size="9pt" fo:font-weight="normal" style:font-size-asian="9pt" style:font-weight-asian="normal" style:font-size-complex="9pt" style:font-weight-complex="normal"/>
    </style:style>
    <style:style style:name="P36" style:family="paragraph" style:parent-style-name="Standard">
      <style:text-properties fo:color="#cc7832" style:font-name="DejaVu Sans" fo:font-size="9pt" fo:font-weight="normal" style:font-size-asian="9pt" style:font-weight-asian="normal" style:font-size-complex="9pt" style:font-weight-complex="normal"/>
    </style:style>
    <style:style style:name="P37" style:family="paragraph" style:parent-style-name="Standard">
      <style:text-properties fo:color="#cc7832" style:font-name="DejaVu Sans Mono" fo:font-size="9pt" fo:font-style="normal" fo:font-weight="normal" style:font-size-asian="9pt" style:font-style-asian="normal" style:font-weight-asian="normal"/>
    </style:style>
    <style:style style:name="P38" style:family="paragraph" style:parent-style-name="Standard">
      <style:text-properties fo:font-size="12pt" style:font-size-asian="12pt" style:font-size-complex="12pt"/>
    </style:style>
    <style:style style:name="P39" style:family="paragraph" style:parent-style-name="Standard" style:list-style-name="WWNum10"/>
    <style:style style:name="P40" style:family="paragraph" style:parent-style-name="Standard" style:list-style-name="WWNum9"/>
    <style:style style:name="P41" style:family="paragraph" style:parent-style-name="Standard">
      <style:paragraph-properties style:punctuation-wrap="simple" style:writing-mode="lr-tb"/>
      <style:text-properties fo:color="#cc7832" style:font-name="DejaVu Sans Mono" fo:font-size="9pt" fo:font-style="italic" fo:font-weight="bold" style:font-size-asian="9pt" style:font-style-asian="italic" style:font-weight-asian="bold" style:font-name-complex="DejaVu Sans Mono1" style:font-style-complex="italic" style:font-weight-complex="bold"/>
    </style:style>
    <style:style style:name="P42" style:family="paragraph" style:parent-style-name="Standard">
      <style:paragraph-properties style:punctuation-wrap="simple" style:writing-mode="lr-tb"/>
      <style:text-properties fo:color="#cc7832" style:font-name="DejaVu Sans Mono" fo:font-size="9pt" fo:font-style="normal" fo:font-weight="normal" style:font-size-asian="9pt" style:font-style-asian="normal" style:font-weight-asian="normal"/>
    </style:style>
    <style:style style:name="P43" style:family="paragraph" style:parent-style-name="Text_20_body" style:list-style-name="WWNum2"/>
    <style:style style:name="P44" style:family="paragraph" style:parent-style-name="Text_20_body" style:list-style-name="WWNum3"/>
    <style:style style:name="P45" style:family="paragraph" style:parent-style-name="Text_20_body">
      <style:text-properties fo:font-style="italic" style:font-style-asian="italic" style:font-style-complex="italic"/>
    </style:style>
    <style:style style:name="P46" style:family="paragraph" style:parent-style-name="Text_20_body" style:list-style-name="WWNum6"/>
    <style:style style:name="P47" style:family="paragraph" style:parent-style-name="Text_20_body">
      <style:text-properties fo:font-variant="normal" fo:text-transform="none" fo:color="#666600" style:font-name="Source Code Pro" fo:letter-spacing="normal" fo:language="en" fo:country="US" fo:font-style="normal" fo:font-weight="normal" style:font-style-asian="normal" style:font-weight-asian="normal"/>
    </style:style>
    <style:style style:name="P48" style:family="paragraph" style:parent-style-name="Text_20_body">
      <style:text-properties fo:font-size="12pt" style:font-size-asian="12pt" style:font-size-complex="12pt"/>
    </style:style>
    <style:style style:name="P49" style:family="paragraph" style:parent-style-name="Text_20_body" style:list-style-name="WWNum6">
      <style:text-properties fo:font-size="12pt" style:font-size-asian="12pt" style:font-size-complex="12pt"/>
    </style:style>
    <style:style style:name="P50" style:family="paragraph" style:parent-style-name="Text_20_body" style:list-style-name="WWNum7">
      <style:text-properties fo:font-size="12pt" style:font-size-asian="12pt" style:font-size-complex="12pt"/>
    </style:style>
    <style:style style:name="P51" style:family="paragraph" style:parent-style-name="Text_20_body" style:list-style-name="WWNum7"/>
    <style:style style:name="P52" style:family="paragraph" style:parent-style-name="Text_20_body">
      <style:text-properties fo:color="#cc7832"/>
    </style:style>
    <style:style style:name="P53" style:family="paragraph" style:parent-style-name="Text_20_body">
      <style:text-properties fo:color="#cc7832" fo:font-size="12pt" style:font-size-asian="12pt" style:font-size-complex="12pt"/>
    </style:style>
    <style:style style:name="P54" style:family="paragraph" style:parent-style-name="Text_20_body" style:list-style-name="WWNum8"/>
    <style:style style:name="P55" style:family="paragraph" style:parent-style-name="Text_20_body" style:list-style-name="WWNum9"/>
    <style:style style:name="P56" style:family="paragraph" style:parent-style-name="Text_20_body">
      <style:paragraph-properties fo:margin-left="0.5in" fo:margin-right="0in" fo:margin-top="0in" fo:margin-bottom="0.0972in" loext:contextual-spacing="false" fo:line-height="115%" fo:text-align="start" style:justify-single-word="false" fo:orphans="2" fo:widows="2" fo:text-indent="0in" style:auto-text-indent="false" style:writing-mode="lr-tb"/>
      <style:text-properties fo:font-style="italic" fo:background-color="#c0c0c0" style:font-style-asian="italic" style:font-style-complex="italic"/>
    </style:style>
    <style:style style:name="P57" style:family="paragraph" style:parent-style-name="Text_20_body">
      <style:paragraph-properties fo:margin-left="0.5in" fo:margin-right="0in" fo:text-indent="0in" style:auto-text-indent="false"/>
      <style:text-properties fo:font-size="12pt" style:font-size-asian="12pt" style:font-size-complex="12pt"/>
    </style:style>
    <style:style style:name="P58" style:family="paragraph" style:parent-style-name="Text_20_body" style:list-style-name="WWNum3">
      <style:paragraph-properties fo:margin-left="0in" fo:margin-right="0in" fo:margin-top="0in" fo:margin-bottom="0.0972in" loext:contextual-spacing="false" fo:line-height="115%" fo:text-align="start" style:justify-single-word="false" fo:orphans="2" fo:widows="2" fo:text-indent="0in" style:auto-text-indent="false" style:writing-mode="lr-tb"/>
      <style:text-properties fo:font-style="italic" style:font-style-asian="italic" style:font-style-complex="italic"/>
    </style:style>
    <style:style style:name="P59" style:family="paragraph" style:parent-style-name="Text_20_body">
      <style:paragraph-properties fo:margin-left="0.75in" fo:margin-right="0in" fo:text-indent="0in" style:auto-text-indent="false"/>
      <style:text-properties fo:color="#cc7832"/>
    </style:style>
    <style:style style:name="P60" style:family="paragraph">
      <loext:graphic-properties draw:fill="none"/>
      <style:paragraph-properties fo:text-align="start"/>
      <style:text-properties fo:color="#000000" fo:font-size="18pt"/>
    </style:style>
    <style:style style:name="P61" style:family="paragraph">
      <loext:graphic-properties draw:fill="solid" draw:fill-color="#eeeeee"/>
      <style:paragraph-properties fo:text-align="start"/>
      <style:text-properties fo:font-size="18pt"/>
    </style:style>
    <style:style style:name="T1" style:family="text">
      <style:text-properties fo:font-weight="bold" style:font-weight-asian="bold" style:font-weight-complex="bold"/>
    </style:style>
    <style:style style:name="T2" style:family="text">
      <style:text-properties fo:color="#e8bf6a" style:font-name="DejaVu Sans Mono" fo:font-size="9pt" fo:font-style="italic" style:font-size-asian="9pt" style:font-style-asian="italic" style:font-name-complex="DejaVu Sans Mono1" style:font-style-complex="italic"/>
    </style:style>
    <style:style style:name="T3" style:family="text">
      <style:text-properties fo:color="#a9b7c6" style:font-name="DejaVu Sans Mono" fo:font-size="9pt" fo:font-style="italic" style:font-size-asian="9pt" style:font-style-asian="italic" style:font-name-complex="DejaVu Sans Mono1" style:font-style-complex="italic"/>
    </style:style>
    <style:style style:name="T4" style:family="text">
      <style:text-properties fo:color="#a9b7c6" style:font-name="DejaVu Sans Mono" fo:font-size="9pt" fo:font-style="italic" fo:font-weight="normal" style:font-size-asian="9pt" style:font-style-asian="italic" style:font-weight-asian="normal"/>
    </style:style>
    <style:style style:name="T5" style:family="text">
      <style:text-properties fo:color="#a9b7c6" style:font-name="DejaVu Sans Mono" fo:font-size="9pt" fo:font-style="normal" fo:font-weight="normal" style:font-size-asian="9pt" style:font-style-asian="normal" style:font-weight-asian="normal"/>
    </style:style>
    <style:style style:name="T6" style:family="text">
      <style:text-properties fo:color="#a9b7c6" style:font-name="DejaVu Sans Mono" fo:font-size="9pt" fo:font-style="normal" fo:font-weight="normal" style:font-size-asian="9pt" style:font-style-asian="normal" style:font-weight-asian="normal" style:font-name-complex="DejaVu Sans Mono1" style:font-style-complex="italic" style:font-weight-complex="bold"/>
    </style:style>
    <style:style style:name="T7" style:family="text">
      <style:text-properties fo:font-variant="normal" fo:text-transform="none" fo:color="#666600" style:font-name="Source Code Pro" fo:letter-spacing="normal" fo:language="en" fo:country="US" fo:font-style="normal" fo:font-weight="normal" style:font-style-asian="normal" style:font-weight-asian="normal"/>
    </style:style>
    <style:style style:name="T8" style:family="text">
      <style:text-properties fo:color="#cc7832" style:font-name="DejaVu Sans" fo:font-size="9pt" style:font-size-asian="9pt" style:font-size-complex="9pt"/>
    </style:style>
    <style:style style:name="T9" style:family="text">
      <style:text-properties fo:color="#cc7832" style:font-name="DejaVu Sans" fo:font-size="9pt" fo:font-weight="bold" style:font-size-asian="9pt" style:font-weight-asian="bold" style:font-size-complex="9pt" style:font-weight-complex="bold"/>
    </style:style>
    <style:style style:name="T10" style:family="text">
      <style:text-properties fo:color="#cc7832" style:font-name="DejaVu Sans" fo:font-size="9pt" fo:font-weight="normal" style:font-size-asian="9pt" style:font-weight-asian="normal" style:font-size-complex="9pt" style:font-weight-complex="normal"/>
    </style:style>
    <style:style style:name="T11" style:family="text">
      <style:text-properties fo:color="#cc7832" style:font-name="DejaVu Sans" fo:font-size="7pt" fo:font-weight="normal" style:font-size-asian="7pt" style:font-weight-asian="normal" style:font-size-complex="7pt" style:font-weight-complex="normal"/>
    </style:style>
    <style:style style:name="T12" style:family="text">
      <style:text-properties fo:color="#cc7832" style:font-name="DejaVu Sans" fo:font-size="7pt" fo:font-weight="bold" style:font-size-asian="7pt" style:font-weight-asian="bold" style:font-size-complex="7pt" style:font-weight-complex="bold"/>
    </style:style>
    <style:style style:name="T13" style:family="text">
      <style:text-properties fo:color="#cc7832" style:font-name="DejaVu Sans" fo:font-size="7pt" style:text-underline-style="solid" style:text-underline-width="auto" style:text-underline-color="font-color" fo:font-weight="normal" style:font-size-asian="7pt" style:font-weight-asian="normal" style:font-size-complex="7pt" style:font-weight-complex="normal"/>
    </style:style>
    <style:style style:name="T14" style:family="text">
      <style:text-properties fo:color="#cc7832" style:font-name="DejaVu Sans Mono" fo:font-size="9pt" fo:font-style="italic" fo:font-weight="bold" style:font-size-asian="9pt" style:font-style-asian="italic" style:font-weight-asian="bold" style:font-name-complex="DejaVu Sans Mono1" style:font-style-complex="italic" style:font-weight-complex="bold"/>
    </style:style>
    <style:style style:name="T15" style:family="text">
      <style:text-properties fo:color="#cc7832" style:font-name="DejaVu Sans Mono" fo:font-size="9pt" fo:font-style="normal" fo:font-weight="normal" style:font-size-asian="9pt" style:font-style-asian="normal" style:font-weight-asian="normal"/>
    </style:style>
    <style:style style:name="T16" style:family="text">
      <style:text-properties fo:color="#cc7832" style:font-name="DejaVu Sans Mono" fo:font-size="9pt" fo:font-style="normal" fo:font-weight="normal" style:font-size-asian="9pt" style:font-style-asian="normal" style:font-weight-asian="normal" style:font-name-complex="DejaVu Sans Mono1" style:font-style-complex="italic" style:font-weight-complex="bold"/>
    </style:style>
    <style:style style:name="T17" style:family="text">
      <style:text-properties fo:color="#9876aa" style:font-name="DejaVu Sans Mono" fo:font-size="9pt" fo:font-style="italic" fo:font-weight="normal" style:font-size-asian="9pt" style:font-style-asian="italic" style:font-weight-asian="normal"/>
    </style:style>
    <style:style style:name="T18" style:family="text">
      <style:text-properties fo:color="#9876aa" style:font-name="DejaVu Sans Mono" fo:font-size="9pt" fo:font-style="normal" fo:font-weight="normal" style:font-size-asian="9pt" style:font-style-asian="normal" style:font-weight-asian="normal"/>
    </style:style>
    <style:style style:name="T19" style:family="text">
      <style:text-properties fo:color="#6897bb" style:font-name="DejaVu Sans Mono" fo:font-size="9pt" fo:font-style="normal" fo:font-weight="normal" style:font-size-asian="9pt" style:font-style-asian="normal" style:font-weight-asian="normal"/>
    </style:style>
    <style:style style:name="T20" style:family="text">
      <style:text-properties fo:color="#6a8759" style:font-name="DejaVu Sans Mono" fo:font-size="9pt" fo:font-style="normal" fo:font-weight="normal" style:font-size-asian="9pt" style:font-style-asian="normal" style:font-weight-asian="normal"/>
    </style:style>
    <style:style style:name="T21" style:family="text">
      <style:text-properties fo:color="#ffc66d" style:font-name="DejaVu Sans Mono" fo:font-size="9pt" fo:font-style="normal" fo:font-weight="normal" style:font-size-asian="9pt" style:font-style-asian="normal" style:font-weight-asian="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none" draw:textarea-vertical-align="top" draw:auto-grow-height="false" fo:min-height="0.7307in" fo:min-width="4.7236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in" draw:fill="solid" draw:fill-color="#eeeeee" draw:textarea-vertical-align="top" draw:auto-grow-height="false" fo:min-height="0.6311in" fo:min-width="4.5264in" fo:padding-top="0.0492in" fo:padding-bottom="0.0492in" fo:padding-left="0.0984in" fo:padding-right="0.0984in" fo:wrap-option="wrap" fo:margin-left="0in" fo:margin-right="0in" fo:margin-top="0in" fo:margin-bottom="0in"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CCBUS</text:p>
      <text:p text:style-name="P23">Connect System Lib</text:p>
      <text:p text:style-name="P9"/>
      <text:table-of-content text:style-name="Sect1" text:protected="true" text:name="Table of Contents1">
        <text:table-of-content-source text:outline-level="9">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27">Table of Contents</text:p>
          </text:index-title>
          <text:p text:style-name="P7"><text:a xlink:type="simple" xlink:href="#__RefHeading___Toc3019_2669661622" text:style-name="Index_20_Link" text:visited-style-name="Index_20_Link">1. Introduction<text:tab/>1</text:a></text:p>
          <text:p text:style-name="P7"><text:a xlink:type="simple" xlink:href="#__RefHeading___Toc3021_2669661622" text:style-name="Index_20_Link" text:visited-style-name="Index_20_Link">2. Requirements<text:tab/>1</text:a></text:p>
          <text:p text:style-name="P7"><text:a xlink:type="simple" xlink:href="#__RefHeading___Toc3023_2669661622" text:style-name="Index_20_Link" text:visited-style-name="Index_20_Link">3. Installation<text:tab/>1</text:a></text:p>
          <text:p text:style-name="P7"><text:a xlink:type="simple" xlink:href="#__RefHeading___Toc3025_2669661622" text:style-name="Index_20_Link" text:visited-style-name="Index_20_Link">4. Packages<text:tab/>2</text:a></text:p>
          <text:p text:style-name="P6"><text:a xlink:type="simple" xlink:href="#__RefHeading___Toc3027_2669661622" text:style-name="Index_20_Link" text:visited-style-name="Index_20_Link"><text:s/>1.1 <text:s/>Query package<text:tab/>2</text:a></text:p>
          <text:p text:style-name="P19"><text:a xlink:type="simple" xlink:href="#__RefHeading___Toc3029_2669661622" text:style-name="Index_20_Link" text:visited-style-name="Index_20_Link"><text:s/>1.1.1 <text:s/>Introduction<text:tab/>2</text:a></text:p>
          <text:p text:style-name="P19"><text:a xlink:type="simple" xlink:href="#__RefHeading___Toc3031_2669661622" text:style-name="Index_20_Link" text:visited-style-name="Index_20_Link"><text:s/>1.1.2 <text:s/>Requirement<text:tab/>2</text:a></text:p>
          <text:p text:style-name="P19"><text:a xlink:type="simple" xlink:href="#__RefHeading___Toc3033_2669661622" text:style-name="Index_20_Link" text:visited-style-name="Index_20_Link"><text:s/>1.1.3 <text:s/>API Structure<text:tab/>2</text:a></text:p>
          <text:p text:style-name="P22"><text:a xlink:type="simple" xlink:href="#__RefHeading___Toc3035_2669661622" text:style-name="Index_20_Link" text:visited-style-name="Index_20_Link"><text:s/>1.1.3.1 <text:s/>Stack Based API<text:tab/>2</text:a></text:p>
          <text:p text:style-name="P22"><text:a xlink:type="simple" xlink:href="#__RefHeading___Toc3037_2669661622" text:style-name="Index_20_Link" text:visited-style-name="Index_20_Link"><text:s/>1.1.3.2 <text:s/>Nested Based API - N/A<text:tab/>4</text:a></text:p>
          <text:p text:style-name="P19"><text:a xlink:type="simple" xlink:href="#__RefHeading___Toc3039_2669661622" text:style-name="Index_20_Link" text:visited-style-name="Index_20_Link"><text:s/>1.1.4 <text:s/>Examples<text:tab/>4</text:a></text:p>
          <text:p text:style-name="P6"><text:a xlink:type="simple" xlink:href="#__RefHeading___Toc3041_2669661622" text:style-name="Index_20_Link" text:visited-style-name="Index_20_Link"><text:s/>1.2 <text:s/>...<text:tab/>8</text:a></text:p>
        </text:index-body>
      </text:table-of-content>
      <text:p text:style-name="P9"/>
      <text:list xml:id="list1988193733" text:style-name="WWNum4">
        <text:list-item>
          <text:h text:style-name="P28" text:outline-level="1"><text:bookmark-start text:name="__RefHeading___Toc3019_2669661622"/>Introduction<text:bookmark-end text:name="__RefHeading___Toc3019_2669661622"/></text:h>
        </text:list-item>
      </text:list>
      <text:p text:style-name="P12">Presents library attending ccbus type application.</text:p>
      <text:list xml:id="list172010491817933" text:continue-numbering="true" text:style-name="WWNum4">
        <text:list-item>
          <text:h text:style-name="P28" text:outline-level="1"><text:bookmark-start text:name="__RefHeading___Toc3021_2669661622"/>Requirements<text:bookmark-end text:name="__RefHeading___Toc3021_2669661622"/></text:h>
        </text:list-item>
      </text:list>
      <text:list xml:id="list3722984966" text:style-name="WWNum2">
        <text:list-item>
          <text:p text:style-name="P43">Java 8 </text:p>
        </text:list-item>
        <text:list-item>
          <text:p text:style-name="P43">Maven tool</text:p>
        </text:list-item>
      </text:list>
      <text:list xml:id="list172011926501795" text:continue-list="list172010491817933" text:style-name="WWNum4">
        <text:list-item>
          <text:h text:style-name="P28" text:outline-level="1"><text:bookmark-start text:name="__RefHeading___Toc3023_2669661622"/>Installation<text:bookmark-end text:name="__RefHeading___Toc3023_2669661622"/></text:h>
        </text:list-item>
      </text:list>
      <text:p text:style-name="P15"/>
      <text:list xml:id="list1623595145" text:style-name="WWNum3">
        <text:list-item>
          <text:p text:style-name="P44">Checkout Java Api in you java project folder. Source is shared between all projects</text:p>
        </text:list-item>
      </text:list>
      <text:p text:style-name="P56">terminal$ svn checkout svn://192.168.0.2/projects/ccbus/ccbusSystemLib/trunk ccbusSystemLib</text:p>
      <text:p text:style-name="P56">terminal$ cd ccbusSystemLib</text:p>
      <text:p text:style-name="P56">terminal$ mvn install</text:p>
      <text:p text:style-name="P13"/>
      <text:p text:style-name="P13"/>
      <text:p text:style-name="P13"/>
      <text:list xml:id="list172012080319857" text:continue-numbering="true" text:style-name="WWNum3">
        <text:list-item>
          <text:p text:style-name="P58">Add module as dependency in you Maven project</text:p>
        </text:list-item>
      </text:list>
      <text:p text:style-name="P10"><draw:custom-shape text:anchor-type="paragraph" draw:z-index="8" draw:name="Shape1" draw:style-name="gr2" draw:text-style-name="P61" svg:width="4.7232in" svg:height="0.7295in" svg:x="0.2575in" svg:y="-0.077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 draw:name="Frame1" draw:style-name="gr1" draw:text-style-name="P60" svg:width="4.7232in" svg:height="0.7303in" svg:x="0.2575in" svg:y="-0.0772in"><text:p text:style-name="P25">&lt;dependency&gt;</text:p><text:p text:style-name="P2"><text:span text:style-name="T2"><text:s text:c="4"/>&lt;groupId&gt;</text:span><text:span text:style-name="T3">ccbus.system</text:span><text:span text:style-name="T2">&lt;/groupId&gt;</text:span></text:p><text:p text:style-name="P2"><text:span text:style-name="T2"><text:s text:c="4"/>&lt;artifactId&gt;</text:span><text:span text:style-name="T3">ccbus-system</text:span><text:span text:style-name="T2">&lt;/artifactId&gt;</text:span></text:p><text:p text:style-name="P2"><text:span text:style-name="T2"><text:s text:c="4"/>&lt;version&gt;</text:span><text:span text:style-name="T3">1.0.0</text:span><text:span text:style-name="T2">&lt;/version&gt;</text:span></text:p><text:p text:style-name="P2"><text:span text:style-name="T2">&lt;/dependency&g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33">It could be imported as module in your maven project, but still it have to be installed in mvn repository with "mvn install"</text:p>
      <text:p text:style-name="P45"><text:tab/></text:p>
      <text:list xml:id="list172010216090380" text:continue-list="list172011926501795" text:style-name="WWNum4">
        <text:list-item>
          <text:h text:style-name="P28" text:outline-level="1"><text:bookmark-start text:name="__RefHeading___Toc3025_2669661622"/>Packages<text:bookmark-end text:name="__RefHeading___Toc3025_2669661622"/></text:h>
        </text:list-item>
      </text:list>
      <text:list xml:id="list3380568650" text:style-name="WWNum5">
        <text:list-item>
          <text:list>
            <text:list-item>
              <text:h text:style-name="P30" text:outline-level="2"><text:bookmark-start text:name="__RefHeading___Toc3027_2669661622"/>Query package<text:bookmark-end text:name="__RefHeading___Toc3027_2669661622"/></text:h>
              <text:list>
                <text:list-item>
                  <text:h text:style-name="P31" text:outline-level="3"><text:bookmark-start text:name="__RefHeading___Toc3029_2669661622"/>Introduction<text:bookmark-end text:name="__RefHeading___Toc3029_2669661622"/></text:h>
                </text:list-item>
              </text:list>
            </text:list-item>
          </text:list>
        </text:list-item>
      </text:list>
      <text:p text:style-name="Text_20_body">API that is on top of JPA criteria builder. It allows safe and typed interfaces for building predicates and dynamic queries. It is not tighten to some specific storage engine like hibernate or relevant but level down JPA API.<text:tab/><text:tab/></text:p>
      <text:list xml:id="list172011954243470" text:continue-numbering="true" text:style-name="WWNum5">
        <text:list-item>
          <text:list>
            <text:list-item>
              <text:list>
                <text:list-item>
                  <text:h text:style-name="P31" text:outline-level="3"><text:bookmark-start text:name="__RefHeading___Toc3031_2669661622"/>Requirement<text:bookmark-end text:name="__RefHeading___Toc3031_2669661622"/></text:h>
                </text:list-item>
              </text:list>
            </text:list-item>
          </text:list>
        </text:list-item>
      </text:list>
      <text:p text:style-name="Text_20_body">Requires auto generated Meta resources from <text:span text:style-name="T1">Connect DB Tool</text:span> .</text:p>
      <text:p text:style-name="Text_20_body">Meta root class is tree from entity nodes. It provides information as field names, types and relations between entities.</text:p>
      <text:p text:style-name="Text_20_body">For more information regarding meta generator see <text:span text:style-name="T1">readme-db.pdf</text:span></text:p>
      <text:list xml:id="list172011875279274" text:continue-numbering="true" text:style-name="WWNum5">
        <text:list-item>
          <text:list>
            <text:list-item>
              <text:list>
                <text:list-item>
                  <text:h text:style-name="P31" text:outline-level="3"><text:bookmark-start text:name="__RefHeading___Toc3033_2669661622"/>API Structure<text:bookmark-end text:name="__RefHeading___Toc3033_2669661622"/></text:h>
                  <text:list>
                    <text:list-item>
                      <text:h text:style-name="P32" text:outline-level="4"><text:bookmark-start text:name="__RefHeading___Toc3035_2669661622"/>Stack Based API<text:bookmark-end text:name="__RefHeading___Toc3035_2669661622"/></text:h>
                    </text:list-item>
                  </text:list>
                </text:list-item>
              </text:list>
            </text:list-item>
          </text:list>
        </text:list-item>
      </text:list>
      <text:p text:style-name="Text_20_body">There is one main class that provides facade interface to all inner classes. It functions as query builder on top of a stack. Sequential calls change state of expression on the top. Creating new expression will be added to last one or will pop last one. Calling state methods will affect expression on top of the stack.</text:p>
      <text:p text:style-name="Text_20_body">Public methods returns reference to the main front class, which allows chain calls.</text:p>
      <text:p text:style-name="Text_20_body">Point of the top level query build is fetch request. Thus expression build is not ordered (column selection is not before having expression or where expression).</text:p>
      <text:p text:style-name="Text_20_body">Join expression shouldn't be generated explicitly, because selected field path will generate it implicitly.</text:p>
      <text:list xml:id="list1221251901" text:style-name="WWNum6">
        <text:list-item>
          <text:p text:style-name="P46">Structure scheme:</text:p>
          <text:list>
            <text:list-item>
              <text:p text:style-name="P46">Build query expression. Meta code , bold text means prefix:</text:p>
            </text:list-item>
          </text:list>
        </text:list-item>
      </text:list>
      <text:p text:style-name="Text_20_body"><text:tab/>Scheme to follow:</text:p>
      <text:p text:style-name="Text_20_body"><text:tab/><text:span text:style-name="T7">SELECT ... FROM ...</text:span></text:p>
      <text:p text:style-name="P47"><text:tab/>[JOIN]</text:p>
      <text:p text:style-name="P47"><text:soft-page-break/><text:s text:c="5"/>[WHERE ...]</text:p>
      <text:p text:style-name="P47"><text:s text:c="5"/>[GROUP BY ... [HAVING ...]]</text:p>
      <text:p text:style-name="P47"><text:s text:c="5"/>[ORDER BY ...]</text:p>
      <text:p text:style-name="Text_20_body"><text:span text:style-name="T7"><text:tab/></text:span>Meta code representation:</text:p>
      <text:p text:style-name="P17"><text:tab/><text:span text:style-name="T8">selectStackRoot<text:tab/><text:tab/><text:tab/>// root query object</text:span></text:p>
      <text:p text:style-name="P17"><text:span text:style-name="T8"><text:tab/>.</text:span><text:span text:style-name="T9">join</text:span><text:span text:style-name="T8">Left(MetaEntity Entity)<text:tab/><text:tab/>// join left - use to overwrite inner join, <text:s/>prior select</text:span></text:p>
      <text:p text:style-name="P17"><text:span text:style-name="T8"><text:tab/>.</text:span><text:span text:style-name="T9">join</text:span><text:span text:style-name="T8">Right(MetaEntity Entity)</text:span></text:p>
      <text:p text:style-name="P17"><text:span text:style-name="T8"><text:tab/>.</text:span><text:span text:style-name="T10">select</text:span><text:span text:style-name="T8">(Meta Field,[Meta Field][...]) <text:s text:c="7"/></text:span><text:span text:style-name="T10">// select field</text:span></text:p>
      <text:p text:style-name="P17"><text:span text:style-name="T8"><text:tab/><text:tab/>.</text:span><text:span text:style-name="T9">f</text:span><text:span text:style-name="T10">FunctionA</text:span><text:span text:style-name="T8">(Meta Field,[Value]) </text:span><text:span text:style-name="T10">// select function</text:span></text:p>
      <text:p text:style-name="P17"><text:span text:style-name="T8"><text:tab/><text:tab/>.</text:span><text:span text:style-name="T9">f</text:span><text:span text:style-name="T10">FunctionB</text:span><text:span text:style-name="T8">(Meta Field,[Meta Field][Value])</text:span></text:p>
      <text:p text:style-name="P17"><text:span text:style-name="T8"><text:tab/>.whereAnd<text:tab/><text:tab/><text:tab/><text:tab/></text:span><text:span text:style-name="T10">// push and epxression on top of stack</text:span></text:p>
      <text:p text:style-name="P17"><text:span text:style-name="T8"><text:tab/> <text:s text:c="7"/>.</text:span><text:span text:style-name="T9">cmp</text:span><text:span text:style-name="T10">A(Meta Field,Value) <text:s text:c="15"/>// add compare function to top - field+value</text:span></text:p>
      <text:p text:style-name="P17"><text:span text:style-name="T10"><text:tab/> <text:s text:c="7"/>.</text:span><text:span text:style-name="T9">cmp</text:span><text:span text:style-name="T10">B(Value).par(Meta Field) <text:s text:c="7"/>// field only, value provided with par method</text:span></text:p>
      <text:p text:style-name="P17"><text:span text:style-name="T10"><text:tab/> <text:s text:c="3"/>.whereOr<text:tab/><text:tab/><text:tab/><text:tab/>// add </text:span><text:span text:style-name="T9">or</text:span><text:span text:style-name="T10"> epxression on top expression : </text:span></text:p>
      <text:p text:style-name="P17"><text:span text:style-name="T10"><text:tab/><text:tab/><text:tab/><text:tab/><text:tab/><text:tab/>// <text:s/>sql:<text:tab/></text:span><text:span text:style-name="T9">where</text:span><text:span text:style-name="T10"> cmp </text:span><text:span text:style-name="T9">and</text:span><text:span text:style-name="T10"> cmp (cmp </text:span><text:span text:style-name="T9">or</text:span><text:span text:style-name="T10"> cmp)</text:span></text:p>
      <text:p text:style-name="P17"><text:span text:style-name="T8"><text:s text:c="23"/>.</text:span><text:span text:style-name="T9">cmp</text:span><text:span text:style-name="T10">A(Meta Field,Value) <text:s text:c="12"/>// add compare function to top - field+value</text:span></text:p>
      <text:p text:style-name="P17"><text:span text:style-name="T10"><text:tab/> <text:s text:c="10"/>.</text:span><text:span text:style-name="T9">cmp</text:span><text:span text:style-name="T10">B(Value).par(Meta Field) <text:s text:c="4"/>// field only, value provided with par method</text:span></text:p>
      <text:p text:style-name="P17"><text:span text:style-name="T8"><text:tab/> <text:s text:c="3"/>.whereClose<text:tab/><text:tab/> <text:s text:c="24"/></text:span><text:span text:style-name="T10">// pop last expression - w</text:span><text:span text:style-name="T9">hereOr</text:span></text:p>
      <text:p text:style-name="P17"><text:span text:style-name="T10"><text:s text:c="23"/>.</text:span><text:span text:style-name="T9">cmp</text:span><text:span text:style-name="T10">A(Meta Field,Value) <text:s text:c="13"/>// add expression to top w</text:span><text:span text:style-name="T9">hereAnd</text:span></text:p>
      <text:p text:style-name="P17"><text:span text:style-name="T10"><text:tab/><text:tab/><text:tab/><text:tab/><text:tab/><text:tab/> // <text:s/>sql:<text:tab/></text:span><text:span text:style-name="T9">where</text:span><text:span text:style-name="T10"> cmp </text:span><text:span text:style-name="T9">and</text:span><text:span text:style-name="T10"> cmp (cmp </text:span><text:span text:style-name="T9">or</text:span><text:span text:style-name="T10"> cmp) </text:span><text:span text:style-name="T9">and</text:span><text:span text:style-name="T10"> cmp</text:span></text:p>
      <text:p text:style-name="P35"><text:tab/> <text:s/>.group(Meta Field,[Meta Field][...]) <text:s/></text:p>
      <text:p text:style-name="P35"><text:tab/> <text:s/>.havingOr<text:tab/><text:tab/><text:tab/><text:tab/> <text:s text:c="19"/>// <text:s/>sql: same as whereOr and whereAnd<text:tab/></text:p>
      <text:p text:style-name="P17"><text:span text:style-name="T10"><text:tab/> <text:tab/> .</text:span><text:span text:style-name="T9">cmp</text:span><text:span text:style-name="T10">A(Value).</text:span><text:span text:style-name="T9">f</text:span><text:span text:style-name="T10">FunctionA(Meta Field,[Value]) // field is presented by function</text:span></text:p>
      <text:p text:style-name="Standard"><text:span text:style-name="T8"><text:tab/> <text:s/></text:span><text:span text:style-name="T10">.[...]<text:tab/></text:span></text:p>
      <text:p text:style-name="P36"><text:tab/> <text:s text:c="2"/>.orderDesc(Meta Field)</text:p>
      <text:p text:style-name="P36"><text:tab/> <text:s text:c="2"/>.orderAsc(Meta Field)</text:p>
      <text:p text:style-name="P20"/>
      <text:list xml:id="list172010624925979" text:continue-numbering="true" text:style-name="WWNum6">
        <text:list-item>
          <text:list>
            <text:list-item>
              <text:p text:style-name="P49">Add expression to existing one:</text:p>
            </text:list-item>
          </text:list>
        </text:list-item>
      </text:list>
      <text:p text:style-name="P34">selectStackRoot</text:p>
      <text:p text:style-name="P14"><text:span text:style-name="T8">.</text:span><text:span text:style-name="T10">addWhere</text:span><text:span text:style-name="T8">() <text:s text:c="2"/></text:span><text:span text:style-name="T10">// add where expression to first whereOr/whereAnd</text:span></text:p>
      <text:p text:style-name="P36"><text:tab/> <text:s text:c="5"/>.whereAnd()</text:p>
      <text:p text:style-name="Standard"><text:span text:style-name="T10"><text:s text:c="27"/>.</text:span><text:span text:style-name="T9">cmp</text:span><text:span text:style-name="T10">A(Meta Field,Value) </text:span><text:span text:style-name="T11">// <text:s/>sql: </text:span><text:span text:style-name="T12">where</text:span><text:span text:style-name="T11"> cmp </text:span><text:span text:style-name="T12">and</text:span><text:span text:style-name="T11"> cmp (cmp </text:span><text:span text:style-name="T12">or</text:span><text:span text:style-name="T11"> cmp) </text:span><text:span text:style-name="T12">and</text:span><text:span text:style-name="T11"> cmp </text:span><text:span text:style-name="T12">and</text:span><text:span text:style-name="T11"> <text:tab/></text:span><text:span text:style-name="T13">cmpAdded</text:span></text:p>
      <text:p text:style-name="P36"><text:s text:c="12"/>.addHaving() <text:tab/><text:tab/><text:tab/> <text:s text:c="3"/>// same as addWhere</text:p>
      <text:p text:style-name="P36"><text:tab/>.[...]</text:p>
      <text:p text:style-name="P20"/>
      <text:list xml:id="list4254627470" text:style-name="WWNum7">
        <text:list-item>
          <text:p text:style-name="P50">Fetch result:</text:p>
        </text:list-item>
      </text:list>
      <text:p text:style-name="P57">Result depends on the select stackType, overall input interface is the same:</text:p>
      <text:list xml:id="list172012176355284" text:continue-numbering="true" text:style-name="WWNum7">
        <text:list-item>
          <text:list>
            <text:list-item>
              <text:p text:style-name="P51">Single result</text:p>
            </text:list-item>
          </text:list>
        </text:list-item>
      </text:list>
      <text:p text:style-name="P59">RESULT some=selectStackRoot.resultSingle()</text:p>
      <text:p text:style-name="P18">RESULT could be: Entity, Object[], UserDefinedObject, Tuple</text:p>
      <text:p text:style-name="P18">Selecting single column leads to</text:p>
      <text:list xml:id="list172010721487321" text:continue-numbering="true" text:style-name="WWNum7">
        <text:list-item>
          <text:list>
            <text:list-item>
              <text:p text:style-name="P51">List result</text:p>
            </text:list-item>
          </text:list>
        </text:list-item>
      </text:list>
      <text:p text:style-name="P59">RESULT some=selectStackRoot.resultList()</text:p>
      <text:p text:style-name="P18">RESULT could be: List&lt;Entity&gt;, List&lt;Object[]&gt;, List&lt;UserDefinedObject&gt;, List&lt;Tuple&gt;</text:p>
      <text:list xml:id="list172010730017132" text:continue-numbering="true" text:style-name="WWNum7">
        <text:list-item>
          <text:p text:style-name="P50">Create query builder:</text:p>
        </text:list-item>
      </text:list>
      <text:p text:style-name="P48"><text:soft-page-break/>Select stack type affects result of the query. Following supported:</text:p>
      <text:list xml:id="list172010949400028" text:continue-numbering="true" text:style-name="WWNum7">
        <text:list-item>
          <text:list>
            <text:list-item>
              <text:p text:style-name="P50">Entity/List&lt;Entity&gt; as result</text:p>
            </text:list-item>
          </text:list>
        </text:list-item>
      </text:list>
      <text:p text:style-name="P53">SelectStackEntity&lt;Shape&gt; selectShape=new SelectStackEntity(Shape.class);</text:p>
      <text:list xml:id="list172010815302596" text:continue-numbering="true" text:style-name="WWNum7">
        <text:list-item>
          <text:list>
            <text:list-item>
              <text:p text:style-name="P50">Object[]/List&lt;Object[]&gt; result</text:p>
            </text:list-item>
          </text:list>
        </text:list-item>
      </text:list>
      <text:p text:style-name="P52">SelectStackArray&lt;Shape&gt; selectShapeA=new SelectStackArray(Shape.class);</text:p>
      <text:list xml:id="list172011855959224" text:continue-numbering="true" text:style-name="WWNum7">
        <text:list-item>
          <text:list>
            <text:list-item>
              <text:p text:style-name="P50">UserDefined/List&lt;UserDefined&gt; result</text:p>
            </text:list-item>
          </text:list>
        </text:list-item>
      </text:list>
      <text:p text:style-name="P52">SelectStackCtor&lt;Shape,DateIdC&gt; selectShapeCtor=new SelectStackCtor(Shape.class,DateIdC.class);</text:p>
      <text:list xml:id="list172011828795195" text:continue-numbering="true" text:style-name="WWNum7">
        <text:list-item>
          <text:list>
            <text:list-item>
              <text:p text:style-name="P50">Tuple/List&lt;Tuple&gt; result</text:p>
            </text:list-item>
          </text:list>
        </text:list-item>
      </text:list>
      <text:p text:style-name="P52">SelectStackTuple&lt;Shape&gt; selectShapeT=new SelectStackTuple(Shape.class);</text:p>
      <text:p text:style-name="P38"><text:tab/></text:p>
      <text:list xml:id="list172011952841428" text:continue-list="list172011875279274" text:style-name="WWNum5">
        <text:list-item>
          <text:list>
            <text:list-item>
              <text:list>
                <text:list-item>
                  <text:list>
                    <text:list-item>
                      <text:h text:style-name="P32" text:outline-level="4"><text:bookmark-start text:name="__RefHeading___Toc3037_2669661622"/>Nested Based API - N/A<text:bookmark-end text:name="__RefHeading___Toc3037_2669661622"/></text:h>
                    </text:list-item>
                  </text:list>
                </text:list-item>
              </text:list>
            </text:list-item>
          </text:list>
        </text:list-item>
      </text:list>
      <text:p text:style-name="P2"/>
      <text:list xml:id="list172010552242977" text:continue-numbering="true" text:style-name="WWNum5">
        <text:list-item>
          <text:list>
            <text:list-item>
              <text:list>
                <text:list-item>
                  <text:h text:style-name="P31" text:outline-level="3"><text:bookmark-start text:name="__RefHeading___Toc3039_2669661622"/>Examples<text:bookmark-end text:name="__RefHeading___Toc3039_2669661622"/></text:h>
                </text:list-item>
              </text:list>
            </text:list-item>
          </text:list>
        </text:list-item>
      </text:list>
      <text:list xml:id="list3955737331" text:style-name="WWNum8">
        <text:list-item>
          <text:p text:style-name="P54">Entity</text:p>
        </text:list-item>
      </text:list>
      <text:p text:style-name="P5">// Entity</text:p>
      <text:p text:style-name="P3"><text:span text:style-name="T6">SelectStackEntity&lt;Shape&gt; selectShape=</text:span><text:span text:style-name="T15">new </text:span><text:span text:style-name="T5">SelectStackEntity(Shape.</text:span><text:span text:style-name="T15">class</text:span><text:span text:style-name="T5">)</text:span><text:span text:style-name="T15">; <text:s text:c="6"/></text:span><text:line-break/><text:span text:style-name="T5">selectShape.whereAnd().cmpEqual(Meta.</text:span><text:span text:style-name="T17">Shape</text:span><text:span text:style-name="T5">.</text:span><text:span text:style-name="T18">ShapeType</text:span><text:span text:style-name="T5">.</text:span><text:span text:style-name="T18">id</text:span><text:span text:style-name="T15">,</text:span><text:span text:style-name="T19">1L</text:span><text:span text:style-name="T5">)</text:span><text:span text:style-name="T15">;</text:span><text:line-break/><text:span text:style-name="T5">Shape s=selectShape.resultSingle()</text:span><text:span text:style-name="T15">;</text:span><text:line-break/><text:span text:style-name="T5">System.</text:span><text:span text:style-name="T17">out</text:span><text:span text:style-name="T5">.println(</text:span><text:span text:style-name="T20">" date:"</text:span><text:span text:style-name="T5">+s.getDate())</text:span><text:span text:style-name="T15">;</text:span><text:line-break/><text:line-break/><text:span text:style-name="T5">List&lt;Shape&gt; list=selectShape.resultList()</text:span><text:span text:style-name="T15">;</text:span><text:line-break/><text:span text:style-name="T5">System.</text:span><text:span text:style-name="T17">out</text:span><text:span text:style-name="T5">.println(</text:span><text:span text:style-name="T20">" list:"</text:span><text:span text:style-name="T5">+list)</text:span><text:span text:style-name="T15">;</text:span></text:p>
      <text:p text:style-name="P4"/>
      <text:p text:style-name="P4">// GENERATED QUERY</text:p>
      <text:p text:style-name="P4"><text:s/>select</text:p>
      <text:p text:style-name="P4"><text:s text:c="8"/>shape0_.id as id1_1_,</text:p>
      <text:p text:style-name="P4"><text:s text:c="8"/>shape0_.date as date2_1_,</text:p>
      <text:p text:style-name="P4"><text:s text:c="8"/>shape0_.shapeType_id as shapeTyp3_1_ </text:p>
      <text:p text:style-name="P4"><text:s text:c="4"/>from</text:p>
      <text:p text:style-name="P4"><text:s text:c="8"/>Shape shape0_ </text:p>
      <text:p text:style-name="P4"><text:s text:c="4"/>inner join</text:p>
      <text:p text:style-name="P4"><text:s text:c="8"/>ShapeType shapetype1_ </text:p>
      <text:p text:style-name="P4"><text:s text:c="12"/>on shape0_.shapeType_id=shapetype1_.id </text:p>
      <text:p text:style-name="P4"><text:s text:c="4"/>where</text:p>
      <text:p text:style-name="P4"><text:s text:c="8"/>shapetype1_.id=?</text:p>
      <text:p text:style-name="Text_20_body"/>
      <text:list xml:id="list172011297472530" text:continue-numbering="true" text:style-name="WWNum8">
        <text:list-item>
          <text:p text:style-name="P54">Array</text:p>
        </text:list-item>
      </text:list>
      <text:p text:style-name="P5">// Array</text:p>
      <text:p text:style-name="Standard"><text:span text:style-name="T5">SelectStackArray&lt;Shape&gt; selectShapeA=</text:span><text:span text:style-name="T15">new </text:span><text:span text:style-name="T5">SelectStackArray(Shape.</text:span><text:span text:style-name="T15">class</text:span><text:span text:style-name="T5">)</text:span><text:span text:style-name="T15">;</text:span><text:line-break/><text:line-break/><text:span text:style-name="T5">selectShapeA.select(</text:span><text:line-break/><text:span text:style-name="T5"> <text:s text:c="3"/>Meta.</text:span><text:span text:style-name="T17">Shape</text:span><text:span text:style-name="T5">.</text:span><text:span text:style-name="T18">date</text:span><text:span text:style-name="T15">,</text:span><text:span text:style-name="T5">Meta.</text:span><text:span text:style-name="T17">Shape</text:span><text:span text:style-name="T5">.</text:span><text:span text:style-name="T18">id</text:span><text:span text:style-name="T5">)</text:span><text:line-break/><text:span text:style-name="T5"> <text:s text:c="3"/>.fCount(Meta.</text:span><text:span text:style-name="T17">Shape</text:span><text:span text:style-name="T5">.</text:span><text:span text:style-name="T18">id</text:span><text:span text:style-name="T5">)</text:span><text:line-break/><text:span text:style-name="T5"> <text:s text:c="3"/>.fSum(Meta.</text:span><text:span text:style-name="T17">Shape</text:span><text:span text:style-name="T5">.</text:span><text:span text:style-name="T18">id</text:span><text:span text:style-name="T5">)</text:span><text:line-break/><text:span text:style-name="T5"> <text:s text:c="3"/>.fCurrentDate()</text:span><text:line-break/><text:soft-page-break/><text:span text:style-name="T5"> <text:s text:c="3"/>.whereAnd().cmpIn(Meta.</text:span><text:span text:style-name="T17">Shape</text:span><text:span text:style-name="T5">.</text:span><text:span text:style-name="T18">id</text:span><text:span text:style-name="T15">, </text:span><text:span text:style-name="T5">Arrays.</text:span><text:span text:style-name="T4">asList</text:span><text:span text:style-name="T5">(</text:span><text:span text:style-name="T19">12L</text:span><text:span text:style-name="T15">,</text:span><text:span text:style-name="T19">14L</text:span><text:span text:style-name="T15">,</text:span><text:span text:style-name="T19">15L</text:span><text:span text:style-name="T5">))</text:span><text:line-break/><text:span text:style-name="T5"> <text:s text:c="7"/>.cmpLessThan(</text:span><text:span text:style-name="T19">21L</text:span><text:span text:style-name="T5">).par(Meta.</text:span><text:span text:style-name="T17">Shape</text:span><text:span text:style-name="T5">.</text:span><text:span text:style-name="T18">id</text:span><text:span text:style-name="T5">)</text:span><text:line-break/><text:span text:style-name="T5"> <text:s text:c="7"/>.cmpLessThan(</text:span><text:span text:style-name="T19">22L</text:span><text:span text:style-name="T5">).par(Meta.</text:span><text:span text:style-name="T17">Shape</text:span><text:span text:style-name="T5">.</text:span><text:span text:style-name="T18">id</text:span><text:span text:style-name="T5">)</text:span><text:line-break/><text:span text:style-name="T5"> <text:s text:c="3"/>.whereOr()</text:span><text:line-break/><text:span text:style-name="T5"> <text:s text:c="7"/>.cmpLessThan(</text:span><text:span text:style-name="T19">20L</text:span><text:span text:style-name="T5">).par(Meta.</text:span><text:span text:style-name="T17">Shape</text:span><text:span text:style-name="T5">.</text:span><text:span text:style-name="T18">id</text:span><text:span text:style-name="T5">)</text:span><text:line-break/><text:span text:style-name="T5"> <text:s text:c="7"/>.cmpLessThan(</text:span><text:span text:style-name="T19">21L</text:span><text:span text:style-name="T5">).par(Meta.</text:span><text:span text:style-name="T17">Shape</text:span><text:span text:style-name="T5">.</text:span><text:span text:style-name="T18">id</text:span><text:span text:style-name="T5">)</text:span><text:line-break/><text:span text:style-name="T5"> <text:s text:c="3"/>.whereClose()</text:span><text:line-break/><text:span text:style-name="T5"> <text:s text:c="7"/>.cmpLessThan(</text:span><text:span text:style-name="T19">22L</text:span><text:span text:style-name="T5">).par(Meta.</text:span><text:span text:style-name="T17">Shape</text:span><text:span text:style-name="T5">.</text:span><text:span text:style-name="T18">id</text:span><text:span text:style-name="T5">)</text:span><text:line-break/><text:span text:style-name="T5"> <text:s text:c="7"/>.par(Meta.</text:span><text:span text:style-name="T17">Shape</text:span><text:span text:style-name="T5">.</text:span><text:span text:style-name="T18">id</text:span><text:span text:style-name="T5">).cmpLessThan(Meta.</text:span><text:span text:style-name="T17">Shape</text:span><text:span text:style-name="T5">.</text:span><text:span text:style-name="T18">id</text:span><text:span text:style-name="T15">,</text:span><text:span text:style-name="T19">20L</text:span><text:span text:style-name="T5">)</text:span><text:line-break/><text:span text:style-name="T5"> <text:s text:c="3"/>.group(Meta.</text:span><text:span text:style-name="T17">Shape</text:span><text:span text:style-name="T5">.</text:span><text:span text:style-name="T18">id</text:span><text:span text:style-name="T5">)</text:span><text:line-break/><text:span text:style-name="T5"> <text:s text:c="3"/>.havingOr()</text:span><text:line-break/><text:span text:style-name="T5"> <text:s text:c="7"/>.cmpLessThan(</text:span><text:span text:style-name="T19">20L</text:span><text:span text:style-name="T5">).fCount(Meta.</text:span><text:span text:style-name="T17">Shape</text:span><text:span text:style-name="T5">.</text:span><text:span text:style-name="T18">id</text:span><text:span text:style-name="T5">)</text:span><text:line-break/><text:span text:style-name="T5"> <text:s text:c="7"/>.cmpLessThan(Meta.</text:span><text:span text:style-name="T17">Shape</text:span><text:span text:style-name="T5">.</text:span><text:span text:style-name="T18">id</text:span><text:span text:style-name="T15">,</text:span><text:span text:style-name="T19">20L</text:span><text:span text:style-name="T5">)</text:span><text:span text:style-name="T15">;</text:span><text:line-break/><text:line-break/><text:span text:style-name="T5">selectShapeA.addWhere()</text:span><text:line-break/><text:span text:style-name="T5"> <text:s text:c="3"/>.whereAnd()</text:span><text:line-break/><text:span text:style-name="T5"> <text:s text:c="7"/>.cmpLessThan(</text:span><text:span text:style-name="T19">21L</text:span><text:span text:style-name="T5">).par(Meta.</text:span><text:span text:style-name="T17">Shape</text:span><text:span text:style-name="T5">.</text:span><text:span text:style-name="T18">id</text:span><text:span text:style-name="T5">)</text:span><text:line-break/><text:span text:style-name="T5"> <text:s text:c="7"/>.cmpLessThan(</text:span><text:span text:style-name="T19">22L</text:span><text:span text:style-name="T5">).par(Meta.</text:span><text:span text:style-name="T17">Shape</text:span><text:span text:style-name="T5">.</text:span><text:span text:style-name="T18">id</text:span><text:span text:style-name="T5">)</text:span><text:line-break/><text:span text:style-name="T5"> <text:s text:c="3"/>.whereOr()</text:span><text:line-break/><text:span text:style-name="T5"> <text:s text:c="7"/>.par(Meta.</text:span><text:span text:style-name="T17">Shape</text:span><text:span text:style-name="T5">.</text:span><text:span text:style-name="T18">id</text:span><text:span text:style-name="T5">) <text:s/></text:span><text:bookmark-start text:name="__DdeLink__2682_2669661622"/><text:span text:style-name="T5">// will be ignored no compare expression on top</text:span><text:bookmark-end text:name="__DdeLink__2682_2669661622"/></text:p>
      <text:p text:style-name="Standard"><text:span text:style-name="T5"><text:s text:c="8"/>.cmpLessThan(</text:span><text:span text:style-name="T19">20L</text:span><text:span text:style-name="T5">).par(Meta.</text:span><text:span text:style-name="T17">Shape</text:span><text:span text:style-name="T5">.</text:span><text:span text:style-name="T18">id</text:span><text:span text:style-name="T5">)</text:span></text:p>
      <text:p text:style-name="Standard"><text:span text:style-name="T5"><text:s text:c="8"/>.cmpLessThan(Meta.</text:span><text:span text:style-name="T17">Shape</text:span><text:span text:style-name="T5">.</text:span><text:span text:style-name="T18">id</text:span><text:span text:style-name="T15">,</text:span><text:span text:style-name="T19">10L</text:span><text:span text:style-name="T5">)</text:span><text:line-break/><text:span text:style-name="T5"> <text:s text:c="3"/>.whereClose()</text:span><text:line-break/><text:span text:style-name="T5"> <text:s text:c="7"/>.cmpLessThan(</text:span><text:span text:style-name="T19">100L</text:span><text:span text:style-name="T5">).par(Meta.</text:span><text:span text:style-name="T17">Shape</text:span><text:span text:style-name="T5">.</text:span><text:span text:style-name="T18">id</text:span><text:span text:style-name="T5">)</text:span><text:span text:style-name="T15">;</text:span><text:line-break/><text:line-break/><text:line-break/><text:line-break/><text:span text:style-name="T5">Object[] obj=selectShapeA.resultSingle()</text:span><text:span text:style-name="T15">;</text:span><text:line-break/><text:line-break/><text:span text:style-name="T5">System.</text:span><text:span text:style-name="T17">out</text:span><text:span text:style-name="T5">.println(</text:span><text:span text:style-name="T20">" id:"</text:span><text:span text:style-name="T5">+obj[</text:span><text:span text:style-name="T19">0</text:span><text:span text:style-name="T5">])</text:span><text:span text:style-name="T15">;</text:span><text:line-break/><text:span text:style-name="T5">System.</text:span><text:span text:style-name="T17">out</text:span><text:span text:style-name="T5">.println(</text:span><text:span text:style-name="T20">" date:"</text:span><text:span text:style-name="T5">+obj[</text:span><text:span text:style-name="T19">1</text:span><text:span text:style-name="T5">])</text:span><text:span text:style-name="T15">;</text:span><text:line-break/><text:span text:style-name="T5">System.</text:span><text:span text:style-name="T17">out</text:span><text:span text:style-name="T5">.println(</text:span><text:span text:style-name="T20">" cnt:"</text:span><text:span text:style-name="T5">+obj[</text:span><text:span text:style-name="T19">2</text:span><text:span text:style-name="T5">])</text:span><text:span text:style-name="T15">;</text:span><text:line-break/><text:span text:style-name="T5">System.</text:span><text:span text:style-name="T17">out</text:span><text:span text:style-name="T5">.println(</text:span><text:span text:style-name="T20">" sum:"</text:span><text:span text:style-name="T5">+obj[</text:span><text:span text:style-name="T19">3</text:span><text:span text:style-name="T5">])</text:span><text:span text:style-name="T15">;</text:span><text:line-break/><text:span text:style-name="T5">System.</text:span><text:span text:style-name="T17">out</text:span><text:span text:style-name="T5">.println(</text:span><text:span text:style-name="T20">" cur date:"</text:span><text:span text:style-name="T5">+obj[</text:span><text:span text:style-name="T19">4</text:span><text:span text:style-name="T5">])</text:span><text:span text:style-name="T15">;</text:span></text:p>
      <text:p text:style-name="Standard"/>
      <text:p text:style-name="P4">// GENERATED QUERY</text:p>
      <text:p text:style-name="P4"><text:s/>select</text:p>
      <text:p text:style-name="P4"><text:s text:c="8"/>shape0_.date as col_0_0_,</text:p>
      <text:p text:style-name="P4"><text:s text:c="8"/>shape0_.id as col_1_0_,</text:p>
      <text:p text:style-name="P4"><text:s text:c="8"/>count(shape0_.id) as col_2_0_,</text:p>
      <text:p text:style-name="P4"><text:s text:c="8"/>sum(shape0_.id) as col_3_0_,</text:p>
      <text:p text:style-name="P4"><text:s text:c="8"/>current_date as col_4_0_ </text:p>
      <text:p text:style-name="P4"><text:s text:c="4"/>from</text:p>
      <text:p text:style-name="P4"><text:s text:c="8"/>Shape shape0_ </text:p>
      <text:p text:style-name="P4"><text:s text:c="4"/>where</text:p>
      <text:p text:style-name="P4"><text:s text:c="8"/>(</text:p>
      <text:p text:style-name="P4"><text:s text:c="12"/>shape0_.id in (</text:p>
      <text:p text:style-name="P4"><text:s text:c="16"/>? , ? , ?</text:p>
      <text:p text:style-name="P4"><text:s text:c="12"/>)</text:p>
      <text:p text:style-name="P4"><text:s text:c="8"/>) </text:p>
      <text:p text:style-name="P4"><text:s text:c="8"/>and shape0_.id&lt;? </text:p>
      <text:p text:style-name="P4"><text:s text:c="8"/>and shape0_.id&lt;? </text:p>
      <text:p text:style-name="P4"><text:s text:c="8"/>and (</text:p>
      <text:p text:style-name="P4"><text:s text:c="12"/>shape0_.id&lt;? </text:p>
      <text:p text:style-name="P4"><text:s text:c="12"/>or shape0_.id&lt;?</text:p>
      <text:p text:style-name="P4"><text:s text:c="8"/>) </text:p>
      <text:p text:style-name="P4"><text:s text:c="8"/>and shape0_.id&lt;? </text:p>
      <text:p text:style-name="P4"><text:s text:c="8"/>and shape0_.id&lt;? </text:p>
      <text:p text:style-name="P4"><text:s text:c="8"/>and shape0_.id&lt;? </text:p>
      <text:p text:style-name="P4"><text:s text:c="8"/>and shape0_.id&lt;? </text:p>
      <text:p text:style-name="P4"><text:s text:c="8"/>and (</text:p>
      <text:p text:style-name="P4"><text:s text:c="12"/>shape0_.id&lt;? </text:p>
      <text:p text:style-name="P4"><text:s text:c="12"/>or shape0_.id&lt;?</text:p>
      <text:p text:style-name="P4"><text:soft-page-break/><text:s text:c="8"/>) </text:p>
      <text:p text:style-name="P4"><text:s text:c="8"/>and shape0_.id&lt;? </text:p>
      <text:p text:style-name="P4"><text:s text:c="4"/>group by</text:p>
      <text:p text:style-name="P4"><text:s text:c="8"/>shape0_.id </text:p>
      <text:p text:style-name="P4"><text:s text:c="4"/>having</text:p>
      <text:p text:style-name="P4"><text:s text:c="8"/>count(shape0_.id)&lt;? </text:p>
      <text:p text:style-name="P4"><text:s text:c="8"/>or shape0_.id&lt;?</text:p>
      <text:p text:style-name="Standard"/>
      <text:list xml:id="list773488711" text:style-name="WWNum10">
        <text:list-item>
          <text:p text:style-name="P39">Array#2</text:p>
        </text:list-item>
      </text:list>
      <text:p text:style-name="P5">// Array#2</text:p>
      <text:p text:style-name="Standard"><text:span text:style-name="T5">SelectStackArray&lt;Point&gt; selectPointA=</text:span><text:span text:style-name="T15">new </text:span><text:span text:style-name="T5">SelectStackArray(Point.</text:span><text:span text:style-name="T15">class</text:span><text:span text:style-name="T5">)</text:span><text:span text:style-name="T15">;</text:span><text:line-break/><text:span text:style-name="T5">selectPointA.joinLeft(Meta.</text:span><text:span text:style-name="T17">Shape</text:span><text:span text:style-name="T5">)</text:span><text:span text:style-name="T15">; <text:s/>// overwrite inner join to left</text:span><text:line-break/><text:line-break/><text:span text:style-name="T5">selectPointA.select(Meta.</text:span><text:span text:style-name="T17">Point</text:span><text:span text:style-name="T5">.</text:span><text:span text:style-name="T18">id</text:span><text:span text:style-name="T15">,</text:span><text:span text:style-name="T5">Meta.</text:span><text:span text:style-name="T17">Point</text:span><text:span text:style-name="T5">.</text:span><text:span text:style-name="T18">Shape</text:span><text:span text:style-name="T5">.</text:span><text:span text:style-name="T18">date</text:span><text:span text:style-name="T15">,</text:span><text:span text:style-name="T5">Meta.</text:span><text:span text:style-name="T17">Point</text:span><text:span text:style-name="T5">.</text:span><text:span text:style-name="T18">Shape</text:span><text:span text:style-name="T5">.</text:span><text:span text:style-name="T18">ShapeType</text:span><text:span text:style-name="T5">.</text:span><text:span text:style-name="T18">name</text:span><text:span text:style-name="T5">)</text:span><text:line-break/><text:span text:style-name="T5"> <text:s text:c="7"/>.whereAnd().cmpGreaterThan(Meta.</text:span><text:span text:style-name="T17">Shape</text:span><text:span text:style-name="T5">.</text:span><text:span text:style-name="T18">id</text:span><text:span text:style-name="T15">,</text:span><text:span text:style-name="T19">0L</text:span><text:span text:style-name="T5">)</text:span><text:span text:style-name="T15">;</text:span><text:line-break/><text:line-break/><text:line-break/><text:span text:style-name="T5">Object[] objp=selectPointA.resultSingle()</text:span><text:span text:style-name="T15">;</text:span><text:line-break/><text:span text:style-name="T5">System.</text:span><text:span text:style-name="T17">out</text:span><text:span text:style-name="T5">.println(</text:span><text:span text:style-name="T20">"id point: "</text:span><text:span text:style-name="T5">+objp[</text:span><text:span text:style-name="T19">0</text:span><text:span text:style-name="T5">])</text:span><text:span text:style-name="T15">;</text:span><text:line-break/><text:span text:style-name="T5">System.</text:span><text:span text:style-name="T17">out</text:span><text:span text:style-name="T5">.println(</text:span><text:span text:style-name="T20">"date shape: "</text:span><text:span text:style-name="T5">+objp[</text:span><text:span text:style-name="T19">1</text:span><text:span text:style-name="T5">])</text:span><text:span text:style-name="T15">;</text:span><text:line-break/><text:span text:style-name="T5">System.</text:span><text:span text:style-name="T17">out</text:span><text:span text:style-name="T5">.println(</text:span><text:span text:style-name="T20">"shape type name: "</text:span><text:span text:style-name="T5">+objp[</text:span><text:span text:style-name="T19">2</text:span><text:span text:style-name="T5">])</text:span><text:span text:style-name="T15">;</text:span></text:p>
      <text:p text:style-name="Standard"/>
      <text:p text:style-name="P4">// GENERATED QUERY</text:p>
      <text:p text:style-name="P4">select</text:p>
      <text:p text:style-name="P4"><text:s text:c="8"/>point0_.id as col_0_0_,</text:p>
      <text:p text:style-name="P4"><text:s text:c="8"/>shape2_.date as col_1_0_,</text:p>
      <text:p text:style-name="P4"><text:s text:c="8"/>shapetype4_.name as col_2_0_ </text:p>
      <text:p text:style-name="P4"><text:s text:c="4"/>from</text:p>
      <text:p text:style-name="P4"><text:s text:c="8"/>Point point0_ </text:p>
      <text:p text:style-name="P4"><text:s text:c="4"/>left outer join</text:p>
      <text:p text:style-name="P4"><text:s text:c="8"/>Shape shape1_ </text:p>
      <text:p text:style-name="P4"><text:s text:c="12"/>on point0_.shape_id=shape1_.id </text:p>
      <text:p text:style-name="P4"><text:s text:c="4"/>inner join</text:p>
      <text:p text:style-name="P4"><text:s text:c="8"/>Shape shape2_ </text:p>
      <text:p text:style-name="P4"><text:s text:c="12"/>on point0_.shape_id=shape2_.id </text:p>
      <text:p text:style-name="P4"><text:s text:c="4"/>inner join</text:p>
      <text:p text:style-name="P4"><text:s text:c="8"/>Shape shape3_ </text:p>
      <text:p text:style-name="P4"><text:s text:c="12"/>on point0_.shape_id=shape3_.id </text:p>
      <text:p text:style-name="P4"><text:s text:c="4"/>inner join</text:p>
      <text:p text:style-name="P4"><text:s text:c="8"/>ShapeType shapetype4_ </text:p>
      <text:p text:style-name="P4"><text:s text:c="12"/>on shape3_.shapeType_id=shapetype4_.id </text:p>
      <text:p text:style-name="P4"><text:s text:c="4"/>where</text:p>
      <text:p text:style-name="P4"><text:s text:c="8"/>point0_.id&gt;?</text:p>
      <text:p text:style-name="P4"/>
      <text:list xml:id="list1744752534" text:style-name="WWNum9">
        <text:list-item>
          <text:p text:style-name="P55">Constructor</text:p>
        </text:list-item>
      </text:list>
      <text:p text:style-name="P5">// Define class</text:p>
      <text:p text:style-name="P3"><text:span text:style-name="T16">class </text:span><text:span text:style-name="T5">DateIdC</text:span><text:line-break/><text:span text:style-name="T5">{</text:span><text:line-break/><text:span text:style-name="T5"> <text:s text:c="3"/></text:span><text:span text:style-name="T15">public </text:span><text:span text:style-name="T5">java.util.Date </text:span><text:span text:style-name="T18">date</text:span><text:span text:style-name="T15">;</text:span><text:line-break/><text:span text:style-name="T15"> <text:s text:c="3"/>public </text:span><text:span text:style-name="T5">Long </text:span><text:span text:style-name="T18">id</text:span><text:span text:style-name="T15">;</text:span><text:line-break/><text:span text:style-name="T15"> <text:s text:c="3"/>public </text:span><text:span text:style-name="T5">Integer </text:span><text:span text:style-name="T18">cnt</text:span><text:span text:style-name="T15">;</text:span><text:line-break/><text:line-break/><text:span text:style-name="T15"> <text:s text:c="3"/>public </text:span><text:span text:style-name="T21">DateIdC</text:span><text:span text:style-name="T5">(java.util.Date date</text:span><text:span text:style-name="T15">, </text:span><text:span text:style-name="T5">Long id)</text:span><text:line-break/><text:span text:style-name="T5"> <text:s text:c="3"/>{</text:span><text:line-break/><text:span text:style-name="T5"> <text:s text:c="7"/></text:span><text:span text:style-name="T15">this</text:span><text:span text:style-name="T5">.</text:span><text:span text:style-name="T18">date </text:span><text:span text:style-name="T5">= date</text:span><text:span text:style-name="T15">;</text:span><text:line-break/><text:span text:style-name="T15"> <text:s text:c="7"/>this</text:span><text:span text:style-name="T5">.</text:span><text:span text:style-name="T18">id </text:span><text:span text:style-name="T5">= id</text:span><text:span text:style-name="T15">;</text:span><text:line-break/><text:span text:style-name="T15"> <text:s text:c="3"/></text:span><text:span text:style-name="T5">}</text:span><text:line-break/><text:line-break/><text:span text:style-name="T5"> <text:s text:c="3"/></text:span><text:span text:style-name="T15">public </text:span><text:span text:style-name="T21">DateIdC</text:span><text:span text:style-name="T5">(java.util.Date date</text:span><text:span text:style-name="T15">, </text:span><text:span text:style-name="T5">Long id</text:span><text:span text:style-name="T15">,</text:span><text:span text:style-name="T5">Integer cnt)</text:span><text:line-break/><text:span text:style-name="T5"> <text:s text:c="3"/>{</text:span><text:line-break/><text:span text:style-name="T5"> <text:s text:c="7"/></text:span><text:span text:style-name="T15">this</text:span><text:span text:style-name="T5">.</text:span><text:span text:style-name="T18">date </text:span><text:span text:style-name="T5">= date</text:span><text:span text:style-name="T15">;</text:span><text:line-break/><text:soft-page-break/><text:span text:style-name="T15"> <text:s text:c="7"/>this</text:span><text:span text:style-name="T5">.</text:span><text:span text:style-name="T18">id </text:span><text:span text:style-name="T5">= id</text:span><text:span text:style-name="T15">;</text:span><text:line-break/><text:span text:style-name="T15"> <text:s text:c="7"/>this</text:span><text:span text:style-name="T5">.</text:span><text:span text:style-name="T18">cnt</text:span><text:span text:style-name="T5">=cnt</text:span><text:span text:style-name="T15">;</text:span><text:line-break/><text:span text:style-name="T15"> <text:s text:c="3"/></text:span><text:span text:style-name="T5">}</text:span><text:line-break/><text:span text:style-name="T5">}</text:span></text:p>
      <text:p text:style-name="P5"/>
      <text:p text:style-name="P5">// Ctor</text:p>
      <text:p text:style-name="Standard"><text:span text:style-name="T5">SelectStackCtor&lt;Shape</text:span><text:span text:style-name="T15">,</text:span><text:span text:style-name="T5">DateIdC&gt; selectShapeCtor=</text:span><text:span text:style-name="T15">new </text:span><text:span text:style-name="T5">SelectStackCtor(Shape.</text:span><text:span text:style-name="T15">class,</text:span><text:span text:style-name="T5">DateIdC.</text:span><text:span text:style-name="T15">class</text:span><text:span text:style-name="T5">)</text:span><text:span text:style-name="T15">;</text:span><text:line-break/><text:span text:style-name="T5">selectShapeCtor.select(Meta.</text:span><text:span text:style-name="T17">Shape</text:span><text:span text:style-name="T5">.</text:span><text:span text:style-name="T18">date</text:span><text:span text:style-name="T15">,</text:span><text:span text:style-name="T5">Meta.</text:span><text:span text:style-name="T17">Shape</text:span><text:span text:style-name="T5">.</text:span><text:span text:style-name="T18">id</text:span><text:span text:style-name="T5">).whereAnd().cmpGreaterThan(Meta.</text:span><text:span text:style-name="T17">Shape</text:span><text:span text:style-name="T5">.</text:span><text:span text:style-name="T18">id</text:span><text:span text:style-name="T15">,</text:span><text:span text:style-name="T19">12L</text:span><text:span text:style-name="T5">)</text:span><text:span text:style-name="T15">;</text:span><text:line-break/><text:span text:style-name="T5">DateIdC dic=selectShapeCtor.resultSingle()</text:span><text:span text:style-name="T15">;</text:span><text:line-break/><text:line-break/><text:span text:style-name="T5">System.</text:span><text:span text:style-name="T17">out</text:span><text:span text:style-name="T5">.println(</text:span><text:span text:style-name="T20">" id:"</text:span><text:span text:style-name="T5">+dic.</text:span><text:span text:style-name="T18">id</text:span><text:span text:style-name="T5">)</text:span><text:span text:style-name="T15">;</text:span><text:line-break/><text:span text:style-name="T5">System.</text:span><text:span text:style-name="T17">out</text:span><text:span text:style-name="T5">.println(</text:span><text:span text:style-name="T20">" date:"</text:span><text:span text:style-name="T5">+dic.</text:span><text:span text:style-name="T18">date</text:span><text:span text:style-name="T5">)</text:span><text:span text:style-name="T15">;</text:span><text:line-break/><text:line-break/><text:span text:style-name="T5">List&lt;DateIdC&gt; listA=selectShapeCtor.resultList()</text:span><text:span text:style-name="T15">;</text:span><text:line-break/><text:span text:style-name="T5">System.</text:span><text:span text:style-name="T17">out</text:span><text:span text:style-name="T5">.println(</text:span><text:span text:style-name="T20">" date:"</text:span><text:span text:style-name="T5">+listA.get(</text:span><text:span text:style-name="T19">1</text:span><text:span text:style-name="T5">).</text:span><text:span text:style-name="T18">date</text:span><text:span text:style-name="T5">)</text:span><text:span text:style-name="T15">;</text:span></text:p>
      <text:p text:style-name="P21"/>
      <text:p text:style-name="P4">// GENERATED QUERY</text:p>
      <text:p text:style-name="P4"><text:s text:c="4"/>select</text:p>
      <text:p text:style-name="P4"><text:s text:c="8"/>shape0_.date as col_0_0_,</text:p>
      <text:p text:style-name="P4"><text:s text:c="8"/>shape0_.id as col_1_0_ </text:p>
      <text:p text:style-name="P4"><text:s text:c="4"/>from</text:p>
      <text:p text:style-name="P4"><text:s text:c="8"/>Shape shape0_ </text:p>
      <text:p text:style-name="P4"><text:s text:c="4"/>where</text:p>
      <text:p text:style-name="P4"><text:s text:c="8"/>shape0_.id&gt;? </text:p>
      <text:p text:style-name="P4">and shape0_.id&gt;?</text:p>
      <text:p text:style-name="P21"/>
      <text:list xml:id="list172010245659480" text:continue-numbering="true" text:style-name="WWNum9">
        <text:list-item>
          <text:p text:style-name="P40">Tuple</text:p>
        </text:list-item>
      </text:list>
      <text:p text:style-name="Standard"/>
      <text:p text:style-name="Standard"><text:span text:style-name="T14">// Tuple</text:span><text:line-break/><text:span text:style-name="T5">SelectStackTuple&lt;Shape&gt; selectShapeT=</text:span><text:span text:style-name="T15">new </text:span><text:span text:style-name="T5">SelectStackTuple(Shape.</text:span><text:span text:style-name="T15">class</text:span><text:span text:style-name="T5">)</text:span><text:span text:style-name="T15">;</text:span><text:line-break/><text:span text:style-name="T5">selectShapeT.select(Meta.</text:span><text:span text:style-name="T17">Shape</text:span><text:span text:style-name="T5">.</text:span><text:span text:style-name="T18">date</text:span><text:span text:style-name="T15">,</text:span><text:span text:style-name="T5">Meta.</text:span><text:span text:style-name="T17">Shape</text:span><text:span text:style-name="T5">.</text:span><text:span text:style-name="T18">id</text:span><text:span text:style-name="T5">).whereAnd().cmpEqual(Meta.</text:span><text:span text:style-name="T17">Shape</text:span><text:span text:style-name="T5">.</text:span><text:span text:style-name="T18">id</text:span><text:span text:style-name="T15">,</text:span><text:span text:style-name="T19">12L</text:span><text:span text:style-name="T5">)</text:span><text:span text:style-name="T15">;</text:span><text:line-break/><text:line-break/><text:span text:style-name="T5">Tuple tuple=selectShapeT.resultSingle()</text:span><text:span text:style-name="T15">;</text:span><text:line-break/><text:line-break/><text:span text:style-name="T5">System.</text:span><text:span text:style-name="T17">out</text:span><text:span text:style-name="T5">.println(</text:span><text:span text:style-name="T20">" id:"</text:span><text:span text:style-name="T5">+tuple.get(</text:span><text:span text:style-name="T19">0</text:span><text:span text:style-name="T5">))</text:span><text:span text:style-name="T15">;</text:span><text:line-break/><text:span text:style-name="T5">System.</text:span><text:span text:style-name="T17">out</text:span><text:span text:style-name="T5">.println(</text:span><text:span text:style-name="T20">" date:"</text:span><text:span text:style-name="T5">+tuple.get(</text:span><text:span text:style-name="T19">1</text:span><text:span text:style-name="T5">))</text:span><text:span text:style-name="T15">;</text:span></text:p>
      <text:p text:style-name="P21"/>
      <text:p text:style-name="P4">// GENERATED QUERY</text:p>
      <text:p text:style-name="P21"><text:s text:c="4"/>select</text:p>
      <text:p text:style-name="P21"><text:s text:c="8"/>shape0_.date as col_0_0_,</text:p>
      <text:p text:style-name="P21"><text:s text:c="8"/>shape0_.id as col_1_0_ </text:p>
      <text:p text:style-name="P21"><text:s text:c="4"/>from</text:p>
      <text:p text:style-name="P21"><text:s text:c="8"/>Shape shape0_ </text:p>
      <text:p text:style-name="P21"><text:s text:c="4"/>where</text:p>
      <text:p text:style-name="P21"><text:s text:c="8"/>shape0_.id=?</text:p>
      <text:p text:style-name="Standard"/>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172012038455849" text:continue-list="list172010552242977" text:style-name="WWNum5">
        <text:list-item>
          <text:list>
            <text:list-item>
              <text:h text:style-name="P29" text:outline-level="2"><text:bookmark-start text:name="__RefHeading___Toc3041_2669661622"/>...<text:bookmark-end text:name="__RefHeading___Toc3041_2669661622"/></text:h>
            </text:list-item>
          </text:list>
        </text:list-item>
      </text:list>
      <text:p text:style-name="P12"/>
      <text:p text:style-name="P8"/>
      <text:p text:style-name="P11"/>
      <text:p text:style-name="P11">Happy coding :)</text:p>
      <text:p text:style-name="P1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OpenSymbol1" svg:font-family="OpenSymbol" style:font-adornments="Regular" style:font-pitch="variable" style:font-charset="x-symbol"/>
    <style:font-face style:name="Arial" svg:font-family="Arial"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DejaVu Sans Mono" svg:font-family="'DejaVu Sans Mono'" style:font-family-generic="roman" style:font-pitch="variable"/>
    <style:font-face style:name="OpenSymbol" svg:font-family="OpenSymbol" style:font-family-generic="roman" style:font-pitch="variable"/>
    <style:font-face style:name="Source Code Pro" svg:font-family="'Source Code Pro', 'Lucida Console', Monaco, 'Courier New', monospace"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DejaVu Sans1" svg:font-family="'DejaVu Sans'" style:font-family-generic="system" style:font-pitch="variable"/>
    <style:font-face style:name="DejaVu Sans Mono1" svg:font-family="'DejaVu Sans Mono'"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DejaVu Sans1" style:font-size-asian="10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DejaVu Sans1" style:font-size-asian="10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hanging" style:writing-mode="lr-tb"/>
      <style:text-properties style:use-window-font-color="true" style:font-name="Times New Roman" fo:font-family="'Times New Roman'" style:font-family-generic="roman" style:font-pitch="variable" fo:font-size="12pt" fo:language="en" fo:country="US" style:letter-kerning="true" style:font-name-asian="DejaVu Sans1" style:font-family-asian="'DejaVu Sans'" style:font-family-generic-asian="system" style:font-pitch-asian="variable" style:font-size-asian="12pt" style:language-asian="zh" style:country-asian="CN" style:font-name-complex="DejaVu Sans1" style:font-family-complex="'DejaVu 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10.5pt" fo:font-weight="bold" style:font-size-asian="10.5pt" style:font-weight-asian="bold" style:font-size-complex="10.5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default-outline-level="" style:class="extra"/>
    <style:style style:name="Heading_20_10" style:display-name="Heading 10" style:family="paragraph" style:parent-style-name="Heading" style:next-style-name="Text_20_body" style:default-outline-level="9" style:list-style-name="" style:class="text">
      <style:paragraph-properties fo:margin-top="0.0417in" fo:margin-bottom="0.0417in" loext:contextual-spacing="false"/>
      <style:text-properties fo:font-size="10.5pt" fo:font-weight="bold" style:font-size-asian="10.5pt" style:font-weight-asian="bold" style:font-size-complex="10.5pt" style:font-weight-complex="bold"/>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Courier New" fo:font-family="'Courier New'" style:font-family-generic="roman" style:font-pitch="variable"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default-outline-level=""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default-outline-level=""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OpenSymbol2" style:font-family-complex="Open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OpenSymbol2" style:font-family-complex="Open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OpenSymbol2" style:font-family-complex="Open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OpenSymbol2" style:font-family-complex="Open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OpenSymbol2" style:font-family-complex="Open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OpenSymbol2" style:font-family-complex="Open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OpenSymbol2" style:font-family-complex="Open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style:font-name-complex="OpenSymbol2" style:font-family-complex="Open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OpenSymbol2" style:font-family-complex="Open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OpenSymbol2" style:font-family-complex="Open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OpenSymbol2" style:font-family-complex="OpenSymbol" style:font-family-generic-complex="system" style:font-pitch-complex="variable"/>
    </style:style>
    <style:style style:name="ListLabel_20_182" style:display-name="ListLabel 182" style:family="text">
      <style:text-properties style:font-name-complex="OpenSymbol2" style:font-family-complex="Open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OpenSymbol2" style:font-family-complex="Open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OpenSymbol2" style:font-family-complex="Open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OpenSymbol2" style:font-family-complex="OpenSymbol" style:font-family-generic-complex="system" style:font-pitch-complex="variable"/>
    </style:style>
    <style:style style:name="ListLabel_20_191" style:display-name="ListLabel 191" style:family="text">
      <style:text-properties style:font-name-complex="OpenSymbol2" style:font-family-complex="Open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OpenSymbol2" style:font-family-complex="Open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complex="OpenSymbol2" style:font-family-complex="OpenSymbol" style:font-family-generic-complex="system" style:font-pitch-complex="variable"/>
    </style:style>
    <style:style style:name="ListLabel_20_198" style:display-name="ListLabel 198" style:family="text">
      <style:text-properties style:font-name-complex="OpenSymbol2" style:font-family-complex="OpenSymbol" style:font-family-generic-complex="system" style:font-pitch-complex="variable"/>
    </style:style>
    <style:style style:name="ListLabel_20_199" style:display-name="ListLabel 199" style:family="text">
      <style:text-properties style:font-name-complex="OpenSymbol2" style:font-family-complex="OpenSymbol" style:font-family-generic-complex="system" style:font-pitch-complex="variable"/>
    </style:style>
    <style:style style:name="ListLabel_20_200" style:display-name="ListLabel 200" style:family="text">
      <style:text-properties style:font-name-complex="OpenSymbol2" style:font-family-complex="OpenSymbol" style:font-family-generic-complex="system" style:font-pitch-complex="variable"/>
    </style:style>
    <style:style style:name="ListLabel_20_201" style:display-name="ListLabel 201" style:family="text">
      <style:text-properties style:font-name-complex="OpenSymbol2" style:font-family-complex="OpenSymbol" style:font-family-generic-complex="system" style:font-pitch-complex="variable"/>
    </style:style>
    <style:style style:name="ListLabel_20_202" style:display-name="ListLabel 202" style:family="text">
      <style:text-properties style:font-name-complex="OpenSymbol2" style:font-family-complex="OpenSymbol" style:font-family-generic-complex="system" style:font-pitch-complex="variable"/>
    </style:style>
    <style:style style:name="ListLabel_20_203" style:display-name="ListLabel 203" style:family="text">
      <style:text-properties style:font-name-complex="OpenSymbol2" style:font-family-complex="OpenSymbol" style:font-family-generic-complex="system" style:font-pitch-complex="variable"/>
    </style:style>
    <style:style style:name="ListLabel_20_204" style:display-name="ListLabel 204" style:family="text">
      <style:text-properties style:font-name-complex="OpenSymbol2" style:font-family-complex="OpenSymbol" style:font-family-generic-complex="system" style:font-pitch-complex="variable"/>
    </style:style>
    <style:style style:name="ListLabel_20_205" style:display-name="ListLabel 205" style:family="text">
      <style:text-properties style:font-name-complex="OpenSymbol2" style:font-family-complex="OpenSymbol" style:font-family-generic-complex="system" style:font-pitch-complex="variable"/>
    </style:style>
    <style:style style:name="ListLabel_20_206" style:display-name="ListLabel 206" style:family="text">
      <style:text-properties style:font-name-complex="OpenSymbol2" style:font-family-complex="OpenSymbol" style:font-family-generic-complex="system" style:font-pitch-complex="variable"/>
    </style:style>
    <style:style style:name="ListLabel_20_207" style:display-name="ListLabel 207" style:family="text">
      <style:text-properties style:font-name-complex="OpenSymbol2" style:font-family-complex="OpenSymbol" style:font-family-generic-complex="system" style:font-pitch-complex="variable"/>
    </style:style>
    <style:style style:name="ListLabel_20_208" style:display-name="ListLabel 208" style:family="text">
      <style:text-properties style:font-name-complex="OpenSymbol2" style:font-family-complex="OpenSymbol" style:font-family-generic-complex="system" style:font-pitch-complex="variable"/>
    </style:style>
    <style:style style:name="ListLabel_20_209" style:display-name="ListLabel 209" style:family="text">
      <style:text-properties style:font-name-complex="OpenSymbol2" style:font-family-complex="OpenSymbol" style:font-family-generic-complex="system" style:font-pitch-complex="variable"/>
    </style:style>
    <style:style style:name="ListLabel_20_210" style:display-name="ListLabel 210" style:family="text">
      <style:text-properties style:font-name-complex="OpenSymbol2" style:font-family-complex="OpenSymbol" style:font-family-generic-complex="system" style:font-pitch-complex="variable"/>
    </style:style>
    <style:style style:name="ListLabel_20_211" style:display-name="ListLabel 211" style:family="text">
      <style:text-properties style:font-name-complex="OpenSymbol2" style:font-family-complex="OpenSymbol" style:font-family-generic-complex="system" style:font-pitch-complex="variable"/>
    </style:style>
    <style:style style:name="ListLabel_20_212" style:display-name="ListLabel 212" style:family="text">
      <style:text-properties style:font-name-complex="OpenSymbol2" style:font-family-complex="OpenSymbol" style:font-family-generic-complex="system" style:font-pitch-complex="variable"/>
    </style:style>
    <style:style style:name="ListLabel_20_213" style:display-name="ListLabel 213" style:family="text">
      <style:text-properties style:font-name-complex="OpenSymbol2" style:font-family-complex="OpenSymbol" style:font-family-generic-complex="system" style:font-pitch-complex="variable"/>
    </style:style>
    <style:style style:name="ListLabel_20_214" style:display-name="ListLabel 214" style:family="text">
      <style:text-properties style:font-name-complex="OpenSymbol2" style:font-family-complex="OpenSymbol" style:font-family-generic-complex="system" style:font-pitch-complex="variable"/>
    </style:style>
    <style:style style:name="ListLabel_20_215" style:display-name="ListLabel 215" style:family="text">
      <style:text-properties style:font-name-complex="OpenSymbol2" style:font-family-complex="OpenSymbol" style:font-family-generic-complex="system" style:font-pitch-complex="variable"/>
    </style:style>
    <style:style style:name="ListLabel_20_216" style:display-name="ListLabel 216" style:family="text">
      <style:text-properties style:font-name-complex="OpenSymbol2" style:font-family-complex="OpenSymbol" style:font-family-generic-complex="system" style:font-pitch-complex="variable"/>
    </style:style>
    <style:style style:name="ListLabel_20_217" style:display-name="ListLabel 217" style:family="text">
      <style:text-properties style:font-name-complex="OpenSymbol2" style:font-family-complex="OpenSymbol" style:font-family-generic-complex="system" style:font-pitch-complex="variable"/>
    </style:style>
    <style:style style:name="ListLabel_20_218" style:display-name="ListLabel 218" style:family="text">
      <style:text-properties style:font-name-complex="OpenSymbol2" style:font-family-complex="OpenSymbol" style:font-family-generic-complex="system" style:font-pitch-complex="variable"/>
    </style:style>
    <style:style style:name="ListLabel_20_219" style:display-name="ListLabel 219" style:family="text">
      <style:text-properties style:font-name-complex="OpenSymbol2" style:font-family-complex="OpenSymbol" style:font-family-generic-complex="system" style:font-pitch-complex="variable"/>
    </style:style>
    <style:style style:name="ListLabel_20_220" style:display-name="ListLabel 220" style:family="text">
      <style:text-properties style:font-name-complex="OpenSymbol2" style:font-family-complex="OpenSymbol" style:font-family-generic-complex="system" style:font-pitch-complex="variable"/>
    </style:style>
    <style:style style:name="ListLabel_20_221" style:display-name="ListLabel 221" style:family="text">
      <style:text-properties style:font-name-complex="OpenSymbol2" style:font-family-complex="OpenSymbol" style:font-family-generic-complex="system" style:font-pitch-complex="variable"/>
    </style:style>
    <style:style style:name="ListLabel_20_222" style:display-name="ListLabel 222" style:family="text">
      <style:text-properties style:font-name-complex="OpenSymbol2" style:font-family-complex="OpenSymbol" style:font-family-generic-complex="system" style:font-pitch-complex="variable"/>
    </style:style>
    <style:style style:name="ListLabel_20_223" style:display-name="ListLabel 223" style:family="text">
      <style:text-properties style:font-name-complex="OpenSymbol2" style:font-family-complex="OpenSymbol" style:font-family-generic-complex="system" style:font-pitch-complex="variable"/>
    </style:style>
    <style:style style:name="ListLabel_20_224" style:display-name="ListLabel 224" style:family="text">
      <style:text-properties style:font-name-complex="OpenSymbol2" style:font-family-complex="OpenSymbol" style:font-family-generic-complex="system" style:font-pitch-complex="variable"/>
    </style:style>
    <style:style style:name="ListLabel_20_225" style:display-name="ListLabel 225" style:family="text">
      <style:text-properties style:font-name-complex="OpenSymbol2" style:font-family-complex="OpenSymbol" style:font-family-generic-complex="system" style:font-pitch-complex="variable"/>
    </style:style>
    <style:style style:name="ListLabel_20_226" style:display-name="ListLabel 226" style:family="text">
      <style:text-properties style:font-name-complex="OpenSymbol2" style:font-family-complex="OpenSymbol" style:font-family-generic-complex="system" style:font-pitch-complex="variable"/>
    </style:style>
    <style:style style:name="ListLabel_20_227" style:display-name="ListLabel 227" style:family="text">
      <style:text-properties style:font-name-complex="OpenSymbol2" style:font-family-complex="OpenSymbol" style:font-family-generic-complex="system" style:font-pitch-complex="variable"/>
    </style:style>
    <style:style style:name="ListLabel_20_228" style:display-name="ListLabel 228" style:family="text">
      <style:text-properties style:font-name-complex="OpenSymbol2" style:font-family-complex="OpenSymbol" style:font-family-generic-complex="system" style:font-pitch-complex="variable"/>
    </style:style>
    <style:style style:name="ListLabel_20_229" style:display-name="ListLabel 229" style:family="text">
      <style:text-properties style:font-name-complex="OpenSymbol2" style:font-family-complex="OpenSymbol" style:font-family-generic-complex="system" style:font-pitch-complex="variable"/>
    </style:style>
    <style:style style:name="ListLabel_20_230" style:display-name="ListLabel 230" style:family="text">
      <style:text-properties style:font-name-complex="OpenSymbol2" style:font-family-complex="OpenSymbol" style:font-family-generic-complex="system" style:font-pitch-complex="variable"/>
    </style:style>
    <style:style style:name="ListLabel_20_231" style:display-name="ListLabel 231" style:family="text">
      <style:text-properties style:font-name-complex="OpenSymbol2" style:font-family-complex="OpenSymbol" style:font-family-generic-complex="system" style:font-pitch-complex="variable"/>
    </style:style>
    <style:style style:name="ListLabel_20_232" style:display-name="ListLabel 232" style:family="text">
      <style:text-properties style:font-name-complex="OpenSymbol2" style:font-family-complex="OpenSymbol" style:font-family-generic-complex="system" style:font-pitch-complex="variable"/>
    </style:style>
    <style:style style:name="ListLabel_20_233" style:display-name="ListLabel 233" style:family="text">
      <style:text-properties style:font-name-complex="OpenSymbol2" style:font-family-complex="OpenSymbol" style:font-family-generic-complex="system" style:font-pitch-complex="variable"/>
    </style:style>
    <style:style style:name="ListLabel_20_234" style:display-name="ListLabel 234" style:family="text">
      <style:text-properties style:font-name-complex="OpenSymbol2" style:font-family-complex="OpenSymbol" style:font-family-generic-complex="system" style:font-pitch-complex="variable"/>
    </style:style>
    <style:style style:name="ListLabel_20_235" style:display-name="ListLabel 235" style:family="text">
      <style:text-properties style:font-name-complex="OpenSymbol2" style:font-family-complex="OpenSymbol" style:font-family-generic-complex="system" style:font-pitch-complex="variable"/>
    </style:style>
    <style:style style:name="ListLabel_20_236" style:display-name="ListLabel 236" style:family="text">
      <style:text-properties style:font-name-complex="OpenSymbol2" style:font-family-complex="OpenSymbol" style:font-family-generic-complex="system" style:font-pitch-complex="variable"/>
    </style:style>
    <style:style style:name="ListLabel_20_237" style:display-name="ListLabel 237" style:family="text">
      <style:text-properties style:font-name-complex="OpenSymbol2" style:font-family-complex="OpenSymbol" style:font-family-generic-complex="system" style:font-pitch-complex="variable"/>
    </style:style>
    <style:style style:name="ListLabel_20_238" style:display-name="ListLabel 238" style:family="text">
      <style:text-properties style:font-name-complex="OpenSymbol2" style:font-family-complex="OpenSymbol" style:font-family-generic-complex="system" style:font-pitch-complex="variable"/>
    </style:style>
    <style:style style:name="ListLabel_20_239" style:display-name="ListLabel 239" style:family="text">
      <style:text-properties style:font-name-complex="OpenSymbol2" style:font-family-complex="OpenSymbol" style:font-family-generic-complex="system" style:font-pitch-complex="variable"/>
    </style:style>
    <style:style style:name="ListLabel_20_240" style:display-name="ListLabel 240" style:family="text">
      <style:text-properties style:font-name-complex="OpenSymbol2" style:font-family-complex="OpenSymbol" style:font-family-generic-complex="system" style:font-pitch-complex="variable"/>
    </style:style>
    <style:style style:name="ListLabel_20_241" style:display-name="ListLabel 241" style:family="text">
      <style:text-properties style:font-name-complex="OpenSymbol2" style:font-family-complex="OpenSymbol" style:font-family-generic-complex="system" style:font-pitch-complex="variable"/>
    </style:style>
    <style:style style:name="ListLabel_20_242" style:display-name="ListLabel 242" style:family="text">
      <style:text-properties style:font-name-complex="OpenSymbol2" style:font-family-complex="OpenSymbol" style:font-family-generic-complex="system" style:font-pitch-complex="variable"/>
    </style:style>
    <style:style style:name="ListLabel_20_243" style:display-name="ListLabel 243" style:family="text">
      <style:text-properties style:font-name-complex="OpenSymbol2" style:font-family-complex="OpenSymbol" style:font-family-generic-complex="system" style:font-pitch-complex="variable"/>
    </style:style>
    <style:style style:name="ListLabel_20_244" style:display-name="ListLabel 244" style:family="text">
      <style:text-properties style:font-name-complex="OpenSymbol2" style:font-family-complex="OpenSymbol" style:font-family-generic-complex="system" style:font-pitch-complex="variable"/>
    </style:style>
    <style:style style:name="ListLabel_20_245" style:display-name="ListLabel 245" style:family="text">
      <style:text-properties style:font-name-complex="OpenSymbol2" style:font-family-complex="OpenSymbol" style:font-family-generic-complex="system" style:font-pitch-complex="variable"/>
    </style:style>
    <style:style style:name="ListLabel_20_246" style:display-name="ListLabel 246" style:family="text">
      <style:text-properties style:font-name-complex="OpenSymbol2" style:font-family-complex="OpenSymbol" style:font-family-generic-complex="system" style:font-pitch-complex="variable"/>
    </style:style>
    <style:style style:name="ListLabel_20_247" style:display-name="ListLabel 247" style:family="text">
      <style:text-properties style:font-name-complex="OpenSymbol2" style:font-family-complex="OpenSymbol" style:font-family-generic-complex="system" style:font-pitch-complex="variable"/>
    </style:style>
    <style:style style:name="ListLabel_20_248" style:display-name="ListLabel 248" style:family="text">
      <style:text-properties style:font-name-complex="OpenSymbol2" style:font-family-complex="OpenSymbol" style:font-family-generic-complex="system" style:font-pitch-complex="variable"/>
    </style:style>
    <style:style style:name="ListLabel_20_249" style:display-name="ListLabel 249" style:family="text">
      <style:text-properties style:font-name-complex="OpenSymbol2" style:font-family-complex="OpenSymbol" style:font-family-generic-complex="system" style:font-pitch-complex="variable"/>
    </style:style>
    <style:style style:name="ListLabel_20_250" style:display-name="ListLabel 250" style:family="text">
      <style:text-properties style:font-name-complex="OpenSymbol2" style:font-family-complex="OpenSymbol" style:font-family-generic-complex="system" style:font-pitch-complex="variable"/>
    </style:style>
    <style:style style:name="ListLabel_20_251" style:display-name="ListLabel 251" style:family="text">
      <style:text-properties style:font-name-complex="OpenSymbol2" style:font-family-complex="OpenSymbol" style:font-family-generic-complex="system" style:font-pitch-complex="variable"/>
    </style:style>
    <style:style style:name="ListLabel_20_252" style:display-name="ListLabel 252" style:family="text">
      <style:text-properties style:font-name-complex="OpenSymbol2" style:font-family-complex="OpenSymbol" style:font-family-generic-complex="system" style:font-pitch-complex="variable"/>
    </style:style>
    <style:style style:name="ListLabel_20_253" style:display-name="ListLabel 253" style:family="text">
      <style:text-properties style:font-name-complex="OpenSymbol2" style:font-family-complex="OpenSymbol" style:font-family-generic-complex="system" style:font-pitch-complex="variable"/>
    </style:style>
    <style:style style:name="ListLabel_20_254" style:display-name="ListLabel 254" style:family="text">
      <style:text-properties style:font-name-complex="OpenSymbol2" style:font-family-complex="OpenSymbol" style:font-family-generic-complex="system" style:font-pitch-complex="variable"/>
    </style:style>
    <style:style style:name="ListLabel_20_255" style:display-name="ListLabel 255" style:family="text">
      <style:text-properties style:font-name-complex="OpenSymbol2" style:font-family-complex="OpenSymbol" style:font-family-generic-complex="system" style:font-pitch-complex="variable"/>
    </style:style>
    <style:style style:name="ListLabel_20_256" style:display-name="ListLabel 256" style:family="text">
      <style:text-properties style:font-name-complex="OpenSymbol2" style:font-family-complex="OpenSymbol" style:font-family-generic-complex="system" style:font-pitch-complex="variable"/>
    </style:style>
    <style:style style:name="ListLabel_20_257" style:display-name="ListLabel 257" style:family="text">
      <style:text-properties style:font-name-complex="OpenSymbol2" style:font-family-complex="OpenSymbol" style:font-family-generic-complex="system" style:font-pitch-complex="variable"/>
    </style:style>
    <style:style style:name="ListLabel_20_258" style:display-name="ListLabel 258" style:family="text">
      <style:text-properties style:font-name-complex="OpenSymbol2" style:font-family-complex="OpenSymbol" style:font-family-generic-complex="system" style:font-pitch-complex="variable"/>
    </style:style>
    <style:style style:name="ListLabel_20_259" style:display-name="ListLabel 259" style:family="text">
      <style:text-properties style:font-name-complex="OpenSymbol2" style:font-family-complex="OpenSymbol" style:font-family-generic-complex="system" style:font-pitch-complex="variable"/>
    </style:style>
    <style:style style:name="ListLabel_20_260" style:display-name="ListLabel 260" style:family="text">
      <style:text-properties style:font-name-complex="OpenSymbol2" style:font-family-complex="OpenSymbol" style:font-family-generic-complex="system" style:font-pitch-complex="variable"/>
    </style:style>
    <style:style style:name="ListLabel_20_261" style:display-name="ListLabel 261" style:family="text">
      <style:text-properties style:font-name-complex="OpenSymbol2" style:font-family-complex="OpenSymbol" style:font-family-generic-complex="system" style:font-pitch-complex="variable"/>
    </style:style>
    <style:style style:name="ListLabel_20_262" style:display-name="ListLabel 262" style:family="text">
      <style:text-properties style:font-name-complex="OpenSymbol2" style:font-family-complex="OpenSymbol" style:font-family-generic-complex="system" style:font-pitch-complex="variable"/>
    </style:style>
    <style:style style:name="ListLabel_20_263" style:display-name="ListLabel 263" style:family="text">
      <style:text-properties style:font-name-complex="OpenSymbol2" style:font-family-complex="OpenSymbol" style:font-family-generic-complex="system" style:font-pitch-complex="variable"/>
    </style:style>
    <style:style style:name="ListLabel_20_264" style:display-name="ListLabel 264" style:family="text">
      <style:text-properties style:font-name-complex="OpenSymbol2" style:font-family-complex="OpenSymbol" style:font-family-generic-complex="system" style:font-pitch-complex="variable"/>
    </style:style>
    <style:style style:name="ListLabel_20_265" style:display-name="ListLabel 265" style:family="text">
      <style:text-properties style:font-name-complex="OpenSymbol2" style:font-family-complex="OpenSymbol" style:font-family-generic-complex="system" style:font-pitch-complex="variable"/>
    </style:style>
    <style:style style:name="ListLabel_20_266" style:display-name="ListLabel 266" style:family="text">
      <style:text-properties style:font-name-complex="OpenSymbol2" style:font-family-complex="OpenSymbol" style:font-family-generic-complex="system" style:font-pitch-complex="variable"/>
    </style:style>
    <style:style style:name="ListLabel_20_267" style:display-name="ListLabel 267" style:family="text">
      <style:text-properties style:font-name-complex="OpenSymbol2" style:font-family-complex="OpenSymbol" style:font-family-generic-complex="system" style:font-pitch-complex="variable"/>
    </style:style>
    <style:style style:name="ListLabel_20_268" style:display-name="ListLabel 268" style:family="text">
      <style:text-properties style:font-name-complex="OpenSymbol2" style:font-family-complex="OpenSymbol" style:font-family-generic-complex="system" style:font-pitch-complex="variable"/>
    </style:style>
    <style:style style:name="ListLabel_20_269" style:display-name="ListLabel 269" style:family="text">
      <style:text-properties style:font-name-complex="OpenSymbol2" style:font-family-complex="OpenSymbol" style:font-family-generic-complex="system" style:font-pitch-complex="variable"/>
    </style:style>
    <style:style style:name="ListLabel_20_270" style:display-name="ListLabel 270" style:family="text">
      <style:text-properties style:font-name-complex="OpenSymbol2" style:font-family-complex="OpenSymbol" style:font-family-generic-complex="system" style:font-pitch-complex="variable"/>
    </style:style>
    <style:style style:name="ListLabel_20_271" style:display-name="ListLabel 271" style:family="text">
      <style:text-properties style:font-name-complex="OpenSymbol2" style:font-family-complex="OpenSymbol" style:font-family-generic-complex="system" style:font-pitch-complex="variable"/>
    </style:style>
    <style:style style:name="ListLabel_20_272" style:display-name="ListLabel 272" style:family="text">
      <style:text-properties style:font-name-complex="OpenSymbol2" style:font-family-complex="OpenSymbol" style:font-family-generic-complex="system" style:font-pitch-complex="variable"/>
    </style:style>
    <style:style style:name="ListLabel_20_273" style:display-name="ListLabel 273" style:family="text">
      <style:text-properties style:font-name-complex="OpenSymbol2" style:font-family-complex="OpenSymbol" style:font-family-generic-complex="system" style:font-pitch-complex="variable"/>
    </style:style>
    <style:style style:name="ListLabel_20_274" style:display-name="ListLabel 274" style:family="text">
      <style:text-properties style:font-name-complex="OpenSymbol2" style:font-family-complex="OpenSymbol" style:font-family-generic-complex="system" style:font-pitch-complex="variable"/>
    </style:style>
    <style:style style:name="ListLabel_20_275" style:display-name="ListLabel 275" style:family="text">
      <style:text-properties style:font-name-complex="OpenSymbol2" style:font-family-complex="OpenSymbol" style:font-family-generic-complex="system" style:font-pitch-complex="variable"/>
    </style:style>
    <style:style style:name="ListLabel_20_276" style:display-name="ListLabel 276" style:family="text">
      <style:text-properties style:font-name-complex="OpenSymbol2" style:font-family-complex="OpenSymbol" style:font-family-generic-complex="system" style:font-pitch-complex="variable"/>
    </style:style>
    <style:style style:name="ListLabel_20_277" style:display-name="ListLabel 277" style:family="text">
      <style:text-properties style:font-name-complex="OpenSymbol2" style:font-family-complex="OpenSymbol" style:font-family-generic-complex="system" style:font-pitch-complex="variable"/>
    </style:style>
    <style:style style:name="ListLabel_20_278" style:display-name="ListLabel 278" style:family="text">
      <style:text-properties style:font-name-complex="OpenSymbol2" style:font-family-complex="OpenSymbol" style:font-family-generic-complex="system" style:font-pitch-complex="variable"/>
    </style:style>
    <style:style style:name="ListLabel_20_279" style:display-name="ListLabel 279" style:family="text">
      <style:text-properties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0" style:display-name="ListLabel 280" style:family="text">
      <style:text-properties style:font-name-complex="OpenSymbol2" style:font-family-complex="OpenSymbol" style:font-family-generic-complex="system" style:font-pitch-complex="variable"/>
    </style:style>
    <style:style style:name="ListLabel_20_281" style:display-name="ListLabel 281" style:family="text">
      <style:text-properties style:font-name-complex="OpenSymbol2" style:font-family-complex="OpenSymbol" style:font-family-generic-complex="system" style:font-pitch-complex="variable"/>
    </style:style>
    <style:style style:name="ListLabel_20_282" style:display-name="ListLabel 282" style:family="text">
      <style:text-properties style:font-name-complex="OpenSymbol2" style:font-family-complex="OpenSymbol" style:font-family-generic-complex="system" style:font-pitch-complex="variable"/>
    </style:style>
    <style:style style:name="ListLabel_20_283" style:display-name="ListLabel 283" style:family="text">
      <style:text-properties style:font-name-complex="OpenSymbol2" style:font-family-complex="OpenSymbol" style:font-family-generic-complex="system" style:font-pitch-complex="variable"/>
    </style:style>
    <style:style style:name="ListLabel_20_284" style:display-name="ListLabel 284" style:family="text">
      <style:text-properties style:font-name-complex="OpenSymbol2" style:font-family-complex="OpenSymbol" style:font-family-generic-complex="system" style:font-pitch-complex="variable"/>
    </style:style>
    <style:style style:name="ListLabel_20_285" style:display-name="ListLabel 285" style:family="text">
      <style:text-properties style:font-name-complex="OpenSymbol2" style:font-family-complex="OpenSymbol" style:font-family-generic-complex="system" style:font-pitch-complex="variable"/>
    </style:style>
    <style:style style:name="ListLabel_20_286" style:display-name="ListLabel 286" style:family="text">
      <style:text-properties style:font-name-complex="OpenSymbol2" style:font-family-complex="OpenSymbol" style:font-family-generic-complex="system" style:font-pitch-complex="variable"/>
    </style:style>
    <style:style style:name="ListLabel_20_287" style:display-name="ListLabel 287" style:family="text">
      <style:text-properties style:font-name-complex="OpenSymbol2" style:font-family-complex="OpenSymbol" style:font-family-generic-complex="system" style:font-pitch-complex="variable"/>
    </style:style>
    <style:style style:name="ListLabel_20_288" style:display-name="ListLabel 288" style:family="text">
      <style:text-properties style:font-name-complex="OpenSymbol2" style:font-family-complex="OpenSymbol" style:font-family-generic-complex="system" style:font-pitch-complex="variable"/>
    </style:style>
    <style:style style:name="ListLabel_20_289" style:display-name="ListLabel 289" style:family="text">
      <style:text-properties style:font-name-complex="OpenSymbol2" style:font-family-complex="OpenSymbol" style:font-family-generic-complex="system" style:font-pitch-complex="variable"/>
    </style:style>
    <style:style style:name="ListLabel_20_290" style:display-name="ListLabel 290" style:family="text">
      <style:text-properties style:font-name-complex="OpenSymbol2" style:font-family-complex="OpenSymbol" style:font-family-generic-complex="system" style:font-pitch-complex="variable"/>
    </style:style>
    <style:style style:name="ListLabel_20_291" style:display-name="ListLabel 291" style:family="text">
      <style:text-properties style:font-name-complex="OpenSymbol2" style:font-family-complex="OpenSymbol" style:font-family-generic-complex="system" style:font-pitch-complex="variable"/>
    </style:style>
    <style:style style:name="ListLabel_20_292" style:display-name="ListLabel 292" style:family="text">
      <style:text-properties style:font-name-complex="OpenSymbol2" style:font-family-complex="OpenSymbol" style:font-family-generic-complex="system" style:font-pitch-complex="variable"/>
    </style:style>
    <style:style style:name="ListLabel_20_293" style:display-name="ListLabel 293" style:family="text">
      <style:text-properties style:font-name-complex="OpenSymbol2" style:font-family-complex="OpenSymbol" style:font-family-generic-complex="system" style:font-pitch-complex="variable"/>
    </style:style>
    <style:style style:name="ListLabel_20_294" style:display-name="ListLabel 294" style:family="text">
      <style:text-properties style:font-name-complex="OpenSymbol2" style:font-family-complex="OpenSymbol" style:font-family-generic-complex="system" style:font-pitch-complex="variable"/>
    </style:style>
    <style:style style:name="ListLabel_20_295" style:display-name="ListLabel 295" style:family="text">
      <style:text-properties style:font-name-complex="OpenSymbol2" style:font-family-complex="OpenSymbol" style:font-family-generic-complex="system" style:font-pitch-complex="variable"/>
    </style:style>
    <style:style style:name="ListLabel_20_296" style:display-name="ListLabel 296" style:family="text">
      <style:text-properties style:font-name-complex="OpenSymbol2" style:font-family-complex="OpenSymbol" style:font-family-generic-complex="system" style:font-pitch-complex="variable"/>
    </style:style>
    <style:style style:name="ListLabel_20_297" style:display-name="ListLabel 297" style:family="text">
      <style:text-properties style:font-name-complex="OpenSymbol2" style:font-family-complex="OpenSymbol" style:font-family-generic-complex="system" style:font-pitch-complex="variable"/>
    </style:style>
    <style:style style:name="ListLabel_20_298" style:display-name="ListLabel 298" style:family="text">
      <style:text-properties style:font-name-complex="OpenSymbol2" style:font-family-complex="OpenSymbol" style:font-family-generic-complex="system" style:font-pitch-complex="variable"/>
    </style:style>
    <style:style style:name="ListLabel_20_299" style:display-name="ListLabel 299" style:family="text">
      <style:text-properties fo:font-size="12pt" style:font-size-asian="12pt" style:font-name-complex="OpenSymbol2" style:font-family-complex="OpenSymbol" style:font-family-generic-complex="system" style:font-pitch-complex="variable"/>
    </style:style>
    <style:style style:name="ListLabel_20_300" style:display-name="ListLabel 300" style:family="text">
      <style:text-properties style:font-name-complex="OpenSymbol2" style:font-family-complex="OpenSymbol" style:font-family-generic-complex="system" style:font-pitch-complex="variable"/>
    </style:style>
    <style:style style:name="ListLabel_20_301" style:display-name="ListLabel 301" style:family="text">
      <style:text-properties style:font-name-complex="OpenSymbol2" style:font-family-complex="OpenSymbol" style:font-family-generic-complex="system" style:font-pitch-complex="variable"/>
    </style:style>
    <style:style style:name="ListLabel_20_302" style:display-name="ListLabel 302" style:family="text">
      <style:text-properties style:font-name-complex="OpenSymbol2" style:font-family-complex="OpenSymbol" style:font-family-generic-complex="system" style:font-pitch-complex="variable"/>
    </style:style>
    <style:style style:name="ListLabel_20_303" style:display-name="ListLabel 303" style:family="text">
      <style:text-properties style:font-name-complex="OpenSymbol2" style:font-family-complex="OpenSymbol" style:font-family-generic-complex="system" style:font-pitch-complex="variable"/>
    </style:style>
    <style:style style:name="ListLabel_20_304" style:display-name="ListLabel 304" style:family="text">
      <style:text-properties style:font-name-complex="OpenSymbol2" style:font-family-complex="OpenSymbol" style:font-family-generic-complex="system" style:font-pitch-complex="variable"/>
    </style:style>
    <style:style style:name="ListLabel_20_305" style:display-name="ListLabel 305" style:family="text">
      <style:text-properties style:font-name-complex="OpenSymbol2" style:font-family-complex="OpenSymbol" style:font-family-generic-complex="system" style:font-pitch-complex="variable"/>
    </style:style>
    <style:style style:name="ListLabel_20_306" style:display-name="ListLabel 306" style:family="text">
      <style:text-properties style:font-name-complex="OpenSymbol2" style:font-family-complex="OpenSymbol" style:font-family-generic-complex="system" style:font-pitch-complex="variable"/>
    </style:style>
    <style:style style:name="ListLabel_20_307" style:display-name="ListLabel 307" style:family="text">
      <style:text-properties style:font-name-complex="OpenSymbol2" style:font-family-complex="OpenSymbol" style:font-family-generic-complex="system" style:font-pitch-complex="variable"/>
    </style:style>
    <style:style style:name="ListLabel_20_308" style:display-name="ListLabel 308" style:family="text">
      <style:text-properties style:font-name-complex="OpenSymbol2" style:font-family-complex="OpenSymbol" style:font-family-generic-complex="system" style:font-pitch-complex="variable"/>
    </style:style>
    <style:style style:name="ListLabel_20_309" style:display-name="ListLabel 309" style:family="text">
      <style:text-properties style:font-name-complex="OpenSymbol2" style:font-family-complex="OpenSymbol" style:font-family-generic-complex="system" style:font-pitch-complex="variable"/>
    </style:style>
    <style:style style:name="ListLabel_20_310" style:display-name="ListLabel 310" style:family="text">
      <style:text-properties style:font-name-complex="OpenSymbol2" style:font-family-complex="OpenSymbol" style:font-family-generic-complex="system" style:font-pitch-complex="variable"/>
    </style:style>
    <style:style style:name="ListLabel_20_311" style:display-name="ListLabel 311" style:family="text">
      <style:text-properties style:font-name-complex="OpenSymbol2" style:font-family-complex="OpenSymbol" style:font-family-generic-complex="system" style:font-pitch-complex="variable"/>
    </style:style>
    <style:style style:name="ListLabel_20_312" style:display-name="ListLabel 312" style:family="text">
      <style:text-properties style:font-name-complex="OpenSymbol2" style:font-family-complex="OpenSymbol" style:font-family-generic-complex="system" style:font-pitch-complex="variable"/>
    </style:style>
    <style:style style:name="ListLabel_20_313" style:display-name="ListLabel 313" style:family="text">
      <style:text-properties style:font-name-complex="OpenSymbol2" style:font-family-complex="OpenSymbol" style:font-family-generic-complex="system" style:font-pitch-complex="variable"/>
    </style:style>
    <style:style style:name="ListLabel_20_314" style:display-name="ListLabel 314" style:family="text">
      <style:text-properties style:font-name-complex="OpenSymbol2" style:font-family-complex="OpenSymbol" style:font-family-generic-complex="system" style:font-pitch-complex="variable"/>
    </style:style>
    <style:style style:name="ListLabel_20_315" style:display-name="ListLabel 315" style:family="text">
      <style:text-properties style:font-name-complex="OpenSymbol2" style:font-family-complex="OpenSymbol" style:font-family-generic-complex="system" style:font-pitch-complex="variable"/>
    </style:style>
    <style:style style:name="ListLabel_20_316" style:display-name="ListLabel 316" style:family="text">
      <style:text-properties style:font-name-complex="OpenSymbol2" style:font-family-complex="OpenSymbol" style:font-family-generic-complex="system" style:font-pitch-complex="variable"/>
    </style:style>
    <style:style style:name="ListLabel_20_317" style:display-name="ListLabel 317" style:family="text">
      <style:text-properties style:font-name-complex="OpenSymbol2" style:font-family-complex="OpenSymbol" style:font-family-generic-complex="system" style:font-pitch-complex="variable"/>
    </style:style>
    <style:style style:name="ListLabel_20_318" style:display-name="ListLabel 318" style:family="text">
      <style:text-properties style:font-name-complex="OpenSymbol2" style:font-family-complex="OpenSymbol" style:font-family-generic-complex="system" style:font-pitch-complex="variable"/>
    </style:style>
    <style:style style:name="ListLabel_20_319" style:display-name="ListLabel 319" style:family="text">
      <style:text-properties style:font-name-complex="OpenSymbol2" style:font-family-complex="OpenSymbol" style:font-family-generic-complex="system" style:font-pitch-complex="variable"/>
    </style:style>
    <style:style style:name="ListLabel_20_320" style:display-name="ListLabel 320" style:family="text">
      <style:text-properties style:font-name-complex="OpenSymbol2" style:font-family-complex="OpenSymbol" style:font-family-generic-complex="system" style:font-pitch-complex="variable"/>
    </style:style>
    <style:style style:name="ListLabel_20_321" style:display-name="ListLabel 321" style:family="text">
      <style:text-properties style:font-name-complex="OpenSymbol2" style:font-family-complex="OpenSymbol" style:font-family-generic-complex="system" style:font-pitch-complex="variable"/>
    </style:style>
    <style:style style:name="ListLabel_20_322" style:display-name="ListLabel 322" style:family="text">
      <style:text-properties style:font-name-complex="OpenSymbol2" style:font-family-complex="OpenSymbol" style:font-family-generic-complex="system" style:font-pitch-complex="variable"/>
    </style:style>
    <style:style style:name="ListLabel_20_323" style:display-name="ListLabel 323" style:family="text">
      <style:text-properties style:font-name-complex="OpenSymbol2" style:font-family-complex="OpenSymbol" style:font-family-generic-complex="system" style:font-pitch-complex="variable"/>
    </style:style>
    <style:style style:name="ListLabel_20_324" style:display-name="ListLabel 324" style:family="text">
      <style:text-properties style:font-name-complex="OpenSymbol2" style:font-family-complex="OpenSymbol" style:font-family-generic-complex="system" style:font-pitch-complex="variable"/>
    </style:style>
    <style:style style:name="ListLabel_20_325" style:display-name="ListLabel 325" style:family="text">
      <style:text-properties style:font-name-complex="OpenSymbol2" style:font-family-complex="OpenSymbol" style:font-family-generic-complex="system" style:font-pitch-complex="variable"/>
    </style:style>
    <style:style style:name="ListLabel_20_326" style:display-name="ListLabel 326" style:family="text">
      <style:text-properties style:font-name-complex="OpenSymbol2" style:font-family-complex="OpenSymbol" style:font-family-generic-complex="system" style:font-pitch-complex="variable"/>
    </style:style>
    <style:style style:name="ListLabel_20_327" style:display-name="ListLabel 327" style:family="text">
      <style:text-properties style:font-name-complex="OpenSymbol2" style:font-family-complex="OpenSymbol" style:font-family-generic-complex="system" style:font-pitch-complex="variable"/>
    </style:style>
    <style:style style:name="ListLabel_20_328" style:display-name="ListLabel 328" style:family="text">
      <style:text-properties style:font-name-complex="OpenSymbol2" style:font-family-complex="OpenSymbol" style:font-family-generic-complex="system" style:font-pitch-complex="variable"/>
    </style:style>
    <style:style style:name="ListLabel_20_329" style:display-name="ListLabel 329" style:family="text">
      <style:text-properties style:font-name-complex="OpenSymbol2" style:font-family-complex="OpenSymbol" style:font-family-generic-complex="system" style:font-pitch-complex="variable"/>
    </style:style>
    <style:style style:name="ListLabel_20_330" style:display-name="ListLabel 330" style:family="text">
      <style:text-properties style:font-name-complex="OpenSymbol2" style:font-family-complex="OpenSymbol" style:font-family-generic-complex="system" style:font-pitch-complex="variable"/>
    </style:style>
    <style:style style:name="ListLabel_20_331" style:display-name="ListLabel 331" style:family="text">
      <style:text-properties style:font-name-complex="OpenSymbol2" style:font-family-complex="OpenSymbol" style:font-family-generic-complex="system" style:font-pitch-complex="variable"/>
    </style:style>
    <style:style style:name="ListLabel_20_332" style:display-name="ListLabel 332" style:family="text">
      <style:text-properties style:font-name-complex="OpenSymbol2" style:font-family-complex="OpenSymbol" style:font-family-generic-complex="system" style:font-pitch-complex="variable"/>
    </style:style>
    <style:style style:name="ListLabel_20_333" style:display-name="ListLabel 333" style:family="text">
      <style:text-properties style:font-name-complex="OpenSymbol2" style:font-family-complex="OpenSymbol" style:font-family-generic-complex="system" style:font-pitch-complex="variable"/>
    </style:style>
    <style:style style:name="ListLabel_20_334" style:display-name="ListLabel 334" style:family="text">
      <style:text-properties style:font-name-complex="OpenSymbol2" style:font-family-complex="OpenSymbol" style:font-family-generic-complex="system" style:font-pitch-complex="variable"/>
    </style:style>
    <style:style style:name="ListLabel_20_335" style:display-name="ListLabel 335" style:family="text">
      <style:text-properties style:font-name-complex="OpenSymbol2" style:font-family-complex="OpenSymbol" style:font-family-generic-complex="system" style:font-pitch-complex="variable"/>
    </style:style>
    <style:style style:name="ListLabel_20_336" style:display-name="ListLabel 336" style:family="text">
      <style:text-properties style:font-name-complex="OpenSymbol2" style:font-family-complex="OpenSymbol" style:font-family-generic-complex="system" style:font-pitch-complex="variable"/>
    </style:style>
    <style:style style:name="ListLabel_20_337" style:display-name="ListLabel 337" style:family="text">
      <style:text-properties style:font-name-complex="OpenSymbol2" style:font-family-complex="OpenSymbol" style:font-family-generic-complex="system" style:font-pitch-complex="variable"/>
    </style:style>
    <style:style style:name="ListLabel_20_338" style:display-name="ListLabel 338" style:family="text">
      <style:text-properties style:font-name-complex="OpenSymbol2" style:font-family-complex="OpenSymbol" style:font-family-generic-complex="system" style:font-pitch-complex="variable"/>
    </style:style>
    <style:style style:name="ListLabel_20_339" style:display-name="ListLabel 339" style:family="text">
      <style:text-properties style:font-name-complex="OpenSymbol2" style:font-family-complex="OpenSymbol" style:font-family-generic-complex="system" style:font-pitch-complex="variable"/>
    </style:style>
    <style:style style:name="ListLabel_20_340" style:display-name="ListLabel 340" style:family="text">
      <style:text-properties style:font-name-complex="OpenSymbol2" style:font-family-complex="OpenSymbol" style:font-family-generic-complex="system" style:font-pitch-complex="variable"/>
    </style:style>
    <style:style style:name="ListLabel_20_341" style:display-name="ListLabel 341" style:family="text">
      <style:text-properties style:font-name-complex="OpenSymbol2" style:font-family-complex="OpenSymbol" style:font-family-generic-complex="system" style:font-pitch-complex="variable"/>
    </style:style>
    <style:style style:name="ListLabel_20_342" style:display-name="ListLabel 342" style:family="text">
      <style:text-properties style:font-name-complex="OpenSymbol2" style:font-family-complex="OpenSymbol" style:font-family-generic-complex="system" style:font-pitch-complex="variable"/>
    </style:style>
    <style:style style:name="ListLabel_20_343" style:display-name="ListLabel 343" style:family="text">
      <style:text-properties style:font-name-complex="OpenSymbol2" style:font-family-complex="OpenSymbol" style:font-family-generic-complex="system" style:font-pitch-complex="variable"/>
    </style:style>
    <style:style style:name="ListLabel_20_344" style:display-name="ListLabel 344" style:family="text">
      <style:text-properties style:font-name-complex="OpenSymbol2" style:font-family-complex="OpenSymbol" style:font-family-generic-complex="system" style:font-pitch-complex="variable"/>
    </style:style>
    <style:style style:name="ListLabel_20_345" style:display-name="ListLabel 345" style:family="text">
      <style:text-properties style:font-name-complex="OpenSymbol2" style:font-family-complex="OpenSymbol" style:font-family-generic-complex="system" style:font-pitch-complex="variable"/>
    </style:style>
    <style:style style:name="ListLabel_20_346" style:display-name="ListLabel 346" style:family="text">
      <style:text-properties style:font-name-complex="OpenSymbol2" style:font-family-complex="OpenSymbol" style:font-family-generic-complex="system" style:font-pitch-complex="variable"/>
    </style:style>
    <style:style style:name="ListLabel_20_347" style:display-name="ListLabel 347" style:family="text">
      <style:text-properties style:font-name-complex="OpenSymbol2" style:font-family-complex="OpenSymbol" style:font-family-generic-complex="system" style:font-pitch-complex="variable"/>
    </style:style>
    <style:style style:name="ListLabel_20_348" style:display-name="ListLabel 348" style:family="text">
      <style:text-properties style:font-name-complex="OpenSymbol2" style:font-family-complex="OpenSymbol" style:font-family-generic-complex="system" style:font-pitch-complex="variable"/>
    </style:style>
    <style:style style:name="ListLabel_20_349" style:display-name="ListLabel 349" style:family="text">
      <style:text-properties style:font-name-complex="OpenSymbol2" style:font-family-complex="OpenSymbol" style:font-family-generic-complex="system" style:font-pitch-complex="variable"/>
    </style:style>
    <style:style style:name="ListLabel_20_350" style:display-name="ListLabel 350" style:family="text">
      <style:text-properties style:font-name-complex="OpenSymbol2" style:font-family-complex="OpenSymbol" style:font-family-generic-complex="system" style:font-pitch-complex="variable"/>
    </style:style>
    <style:style style:name="ListLabel_20_351" style:display-name="ListLabel 351" style:family="text">
      <style:text-properties style:font-name-complex="OpenSymbol2" style:font-family-complex="OpenSymbol" style:font-family-generic-complex="system" style:font-pitch-complex="variable"/>
    </style:style>
    <style:style style:name="ListLabel_20_352" style:display-name="ListLabel 352" style:family="text">
      <style:text-properties style:font-name-complex="OpenSymbol2" style:font-family-complex="OpenSymbol" style:font-family-generic-complex="system" style:font-pitch-complex="variable"/>
    </style:style>
    <style:style style:name="ListLabel_20_353" style:display-name="ListLabel 353" style:family="text">
      <style:text-properties style:font-name-complex="OpenSymbol2" style:font-family-complex="OpenSymbol" style:font-family-generic-complex="system" style:font-pitch-complex="variable"/>
    </style:style>
    <style:style style:name="ListLabel_20_354" style:display-name="ListLabel 354" style:family="text">
      <style:text-properties style:font-name-complex="OpenSymbol2" style:font-family-complex="OpenSymbol" style:font-family-generic-complex="system" style:font-pitch-complex="variable"/>
    </style:style>
    <style:style style:name="ListLabel_20_355" style:display-name="ListLabel 355" style:family="text">
      <style:text-properties style:font-name-complex="OpenSymbol2" style:font-family-complex="OpenSymbol" style:font-family-generic-complex="system" style:font-pitch-complex="variable"/>
    </style:style>
    <style:style style:name="ListLabel_20_356" style:display-name="ListLabel 356" style:family="text">
      <style:text-properties style:font-name-complex="OpenSymbol2" style:font-family-complex="OpenSymbol" style:font-family-generic-complex="system" style:font-pitch-complex="variable"/>
    </style:style>
    <style:style style:name="ListLabel_20_357" style:display-name="ListLabel 357" style:family="text">
      <style:text-properties style:font-name-complex="OpenSymbol2" style:font-family-complex="OpenSymbol" style:font-family-generic-complex="system" style:font-pitch-complex="variable"/>
    </style:style>
    <style:style style:name="ListLabel_20_358" style:display-name="ListLabel 358" style:family="text">
      <style:text-properties style:font-name-complex="OpenSymbol2" style:font-family-complex="OpenSymbol" style:font-family-generic-complex="system" style:font-pitch-complex="variable"/>
    </style:style>
    <style:style style:name="ListLabel_20_359" style:display-name="ListLabel 359" style:family="text">
      <style:text-properties style:font-name-complex="OpenSymbol2" style:font-family-complex="OpenSymbol" style:font-family-generic-complex="system" style:font-pitch-complex="variable"/>
    </style:style>
    <style:style style:name="ListLabel_20_360" style:display-name="ListLabel 360" style:family="text">
      <style:text-properties style:font-name-complex="OpenSymbol2" style:font-family-complex="OpenSymbol" style:font-family-generic-complex="system" style:font-pitch-complex="variable"/>
    </style:style>
    <style:style style:name="ListLabel_20_361" style:display-name="ListLabel 361" style:family="text">
      <style:text-properties style:font-name-complex="OpenSymbol2" style:font-family-complex="OpenSymbol" style:font-family-generic-complex="system" style:font-pitch-complex="variable"/>
    </style:style>
    <style:style style:name="ListLabel_20_362" style:display-name="ListLabel 362" style:family="text">
      <style:text-properties fo:font-size="12pt" style:font-size-asian="12pt" style:font-name-complex="OpenSymbol2" style:font-family-complex="OpenSymbol" style:font-family-generic-complex="system" style:font-pitch-complex="variable"/>
    </style:style>
    <style:style style:name="ListLabel_20_363" style:display-name="ListLabel 363" style:family="text">
      <style:text-properties style:font-name-complex="OpenSymbol2" style:font-family-complex="OpenSymbol" style:font-family-generic-complex="system" style:font-pitch-complex="variable"/>
    </style:style>
    <style:style style:name="ListLabel_20_364" style:display-name="ListLabel 364" style:family="text">
      <style:text-properties style:font-name-complex="OpenSymbol2" style:font-family-complex="OpenSymbol" style:font-family-generic-complex="system" style:font-pitch-complex="variable"/>
    </style:style>
    <style:style style:name="ListLabel_20_365" style:display-name="ListLabel 365" style:family="text">
      <style:text-properties style:font-name-complex="OpenSymbol2" style:font-family-complex="OpenSymbol" style:font-family-generic-complex="system" style:font-pitch-complex="variable"/>
    </style:style>
    <style:style style:name="ListLabel_20_366" style:display-name="ListLabel 366" style:family="text">
      <style:text-properties style:font-name-complex="OpenSymbol2" style:font-family-complex="OpenSymbol" style:font-family-generic-complex="system" style:font-pitch-complex="variable"/>
    </style:style>
    <style:style style:name="ListLabel_20_367" style:display-name="ListLabel 367" style:family="text">
      <style:text-properties style:font-name-complex="OpenSymbol2" style:font-family-complex="OpenSymbol" style:font-family-generic-complex="system" style:font-pitch-complex="variable"/>
    </style:style>
    <style:style style:name="ListLabel_20_368" style:display-name="ListLabel 368" style:family="text">
      <style:text-properties style:font-name-complex="OpenSymbol2" style:font-family-complex="OpenSymbol" style:font-family-generic-complex="system" style:font-pitch-complex="variable"/>
    </style:style>
    <style:style style:name="ListLabel_20_369" style:display-name="ListLabel 369" style:family="text">
      <style:text-properties style:font-name-complex="OpenSymbol2" style:font-family-complex="OpenSymbol" style:font-family-generic-complex="system" style:font-pitch-complex="variable"/>
    </style:style>
    <style:style style:name="ListLabel_20_370" style:display-name="ListLabel 370" style:family="text">
      <style:text-properties style:font-name-complex="OpenSymbol2" style:font-family-complex="OpenSymbol" style:font-family-generic-complex="system" style:font-pitch-complex="variable"/>
    </style:style>
    <style:style style:name="ListLabel_20_371" style:display-name="ListLabel 371" style:family="text">
      <style:text-properties style:font-name-complex="OpenSymbol2" style:font-family-complex="OpenSymbol" style:font-family-generic-complex="system" style:font-pitch-complex="variable"/>
    </style:style>
    <style:style style:name="ListLabel_20_372" style:display-name="ListLabel 372" style:family="text">
      <style:text-properties style:font-name-complex="OpenSymbol2" style:font-family-complex="OpenSymbol" style:font-family-generic-complex="system" style:font-pitch-complex="variable"/>
    </style:style>
    <style:style style:name="ListLabel_20_373" style:display-name="ListLabel 373" style:family="text">
      <style:text-properties style:font-name-complex="OpenSymbol2" style:font-family-complex="OpenSymbol" style:font-family-generic-complex="system" style:font-pitch-complex="variable"/>
    </style:style>
    <style:style style:name="ListLabel_20_374" style:display-name="ListLabel 374" style:family="text">
      <style:text-properties style:font-name-complex="OpenSymbol2" style:font-family-complex="OpenSymbol" style:font-family-generic-complex="system" style:font-pitch-complex="variable"/>
    </style:style>
    <style:style style:name="ListLabel_20_375" style:display-name="ListLabel 375" style:family="text">
      <style:text-properties style:font-name-complex="OpenSymbol2" style:font-family-complex="OpenSymbol" style:font-family-generic-complex="system" style:font-pitch-complex="variable"/>
    </style:style>
    <style:style style:name="ListLabel_20_376" style:display-name="ListLabel 376" style:family="text">
      <style:text-properties style:font-name-complex="OpenSymbol2" style:font-family-complex="OpenSymbol" style:font-family-generic-complex="system" style:font-pitch-complex="variable"/>
    </style:style>
    <style:style style:name="ListLabel_20_377" style:display-name="ListLabel 377" style:family="text">
      <style:text-properties style:font-name-complex="OpenSymbol2" style:font-family-complex="OpenSymbol" style:font-family-generic-complex="system" style:font-pitch-complex="variable"/>
    </style:style>
    <style:style style:name="ListLabel_20_378" style:display-name="ListLabel 378" style:family="text">
      <style:text-properties style:font-name-complex="OpenSymbol2" style:font-family-complex="OpenSymbol" style:font-family-generic-complex="system" style:font-pitch-complex="variable"/>
    </style:style>
    <style:style style:name="ListLabel_20_379" style:display-name="ListLabel 379" style:family="text">
      <style:text-properties style:font-name-complex="OpenSymbol2" style:font-family-complex="OpenSymbol" style:font-family-generic-complex="system" style:font-pitch-complex="variable"/>
    </style:style>
    <style:style style:name="ListLabel_20_380" style:display-name="ListLabel 380" style:family="text">
      <style:text-properties style:font-name-complex="OpenSymbol2" style:font-family-complex="OpenSymbol" style:font-family-generic-complex="system" style:font-pitch-complex="variable"/>
    </style:style>
    <style:style style:name="ListLabel_20_381" style:display-name="ListLabel 381" style:family="text">
      <style:text-properties style:font-name-complex="OpenSymbol2" style:font-family-complex="OpenSymbol" style:font-family-generic-complex="system" style:font-pitch-complex="variable"/>
    </style:style>
    <style:style style:name="ListLabel_20_382" style:display-name="ListLabel 382" style:family="text">
      <style:text-properties style:font-name-complex="OpenSymbol2" style:font-family-complex="OpenSymbol" style:font-family-generic-complex="system" style:font-pitch-complex="variable"/>
    </style:style>
    <style:style style:name="ListLabel_20_383" style:display-name="ListLabel 383" style:family="text">
      <style:text-properties style:font-name-complex="OpenSymbol2" style:font-family-complex="OpenSymbol" style:font-family-generic-complex="system" style:font-pitch-complex="variable"/>
    </style:style>
    <style:style style:name="ListLabel_20_384" style:display-name="ListLabel 384" style:family="text">
      <style:text-properties style:font-name-complex="OpenSymbol2" style:font-family-complex="OpenSymbol" style:font-family-generic-complex="system" style:font-pitch-complex="variable"/>
    </style:style>
    <style:style style:name="ListLabel_20_385" style:display-name="ListLabel 385" style:family="text">
      <style:text-properties style:font-name-complex="OpenSymbol2" style:font-family-complex="OpenSymbol" style:font-family-generic-complex="system" style:font-pitch-complex="variable"/>
    </style:style>
    <style:style style:name="ListLabel_20_386" style:display-name="ListLabel 386" style:family="text">
      <style:text-properties style:font-name-complex="OpenSymbol2" style:font-family-complex="OpenSymbol" style:font-family-generic-complex="system" style:font-pitch-complex="variable"/>
    </style:style>
    <style:style style:name="ListLabel_20_387" style:display-name="ListLabel 387" style:family="text">
      <style:text-properties style:font-name-complex="OpenSymbol2" style:font-family-complex="OpenSymbol" style:font-family-generic-complex="system" style:font-pitch-complex="variable"/>
    </style:style>
    <style:style style:name="ListLabel_20_388" style:display-name="ListLabel 388" style:family="text">
      <style:text-properties style:font-name-complex="OpenSymbol2" style:font-family-complex="OpenSymbol" style:font-family-generic-complex="system" style:font-pitch-complex="variable"/>
    </style:style>
    <style:style style:name="ListLabel_20_389" style:display-name="ListLabel 389" style:family="text">
      <style:text-properties style:font-name-complex="OpenSymbol2" style:font-family-complex="OpenSymbol" style:font-family-generic-complex="system" style:font-pitch-complex="variable"/>
    </style:style>
    <style:style style:name="ListLabel_20_390" style:display-name="ListLabel 390" style:family="text">
      <style:text-properties style:font-name-complex="OpenSymbol2" style:font-family-complex="OpenSymbol" style:font-family-generic-complex="system" style:font-pitch-complex="variable"/>
    </style:style>
    <style:style style:name="ListLabel_20_391" style:display-name="ListLabel 391" style:family="text">
      <style:text-properties style:font-name-complex="OpenSymbol2" style:font-family-complex="OpenSymbol" style:font-family-generic-complex="system" style:font-pitch-complex="variable"/>
    </style:style>
    <style:style style:name="ListLabel_20_392" style:display-name="ListLabel 392" style:family="text">
      <style:text-properties style:font-name-complex="OpenSymbol2" style:font-family-complex="OpenSymbol" style:font-family-generic-complex="system" style:font-pitch-complex="variable"/>
    </style:style>
    <style:style style:name="ListLabel_20_393" style:display-name="ListLabel 393" style:family="text">
      <style:text-properties style:font-name-complex="OpenSymbol2" style:font-family-complex="OpenSymbol" style:font-family-generic-complex="system" style:font-pitch-complex="variable"/>
    </style:style>
    <style:style style:name="ListLabel_20_394" style:display-name="ListLabel 394" style:family="text">
      <style:text-properties style:font-name-complex="OpenSymbol2" style:font-family-complex="OpenSymbol" style:font-family-generic-complex="system" style:font-pitch-complex="variable"/>
    </style:style>
    <style:style style:name="ListLabel_20_395" style:display-name="ListLabel 395" style:family="text">
      <style:text-properties style:font-name-complex="OpenSymbol2" style:font-family-complex="OpenSymbol" style:font-family-generic-complex="system" style:font-pitch-complex="variable"/>
    </style:style>
    <style:style style:name="ListLabel_20_396" style:display-name="ListLabel 396" style:family="text">
      <style:text-properties style:font-name-complex="OpenSymbol2" style:font-family-complex="OpenSymbol" style:font-family-generic-complex="system" style:font-pitch-complex="variable"/>
    </style:style>
    <style:style style:name="ListLabel_20_397" style:display-name="ListLabel 397" style:family="text">
      <style:text-properties style:font-name-complex="OpenSymbol2" style:font-family-complex="OpenSymbol" style:font-family-generic-complex="system" style:font-pitch-complex="variable"/>
    </style:style>
    <style:style style:name="ListLabel_20_398" style:display-name="ListLabel 398" style:family="text">
      <style:text-properties style:font-name-complex="OpenSymbol2" style:font-family-complex="OpenSymbol" style:font-family-generic-complex="system" style:font-pitch-complex="variable"/>
    </style:style>
    <style:style style:name="ListLabel_20_399" style:display-name="ListLabel 399" style:family="text">
      <style:text-properties style:font-name-complex="OpenSymbol2" style:font-family-complex="OpenSymbol" style:font-family-generic-complex="system" style:font-pitch-complex="variable"/>
    </style:style>
    <style:style style:name="ListLabel_20_400" style:display-name="ListLabel 400" style:family="text">
      <style:text-properties style:font-name-complex="OpenSymbol2" style:font-family-complex="OpenSymbol" style:font-family-generic-complex="system" style:font-pitch-complex="variable"/>
    </style:style>
    <style:style style:name="ListLabel_20_401" style:display-name="ListLabel 401" style:family="text">
      <style:text-properties style:font-name-complex="OpenSymbol2" style:font-family-complex="OpenSymbol" style:font-family-generic-complex="system" style:font-pitch-complex="variable"/>
    </style:style>
    <style:style style:name="ListLabel_20_402" style:display-name="ListLabel 402" style:family="text">
      <style:text-properties style:font-name-complex="OpenSymbol2" style:font-family-complex="OpenSymbol" style:font-family-generic-complex="system" style:font-pitch-complex="variable"/>
    </style:style>
    <style:style style:name="ListLabel_20_403" style:display-name="ListLabel 403" style:family="text">
      <style:text-properties style:font-name-complex="OpenSymbol2" style:font-family-complex="OpenSymbol" style:font-family-generic-complex="system" style:font-pitch-complex="variable"/>
    </style:style>
    <style:style style:name="ListLabel_20_404" style:display-name="ListLabel 404" style:family="text">
      <style:text-properties style:font-name-complex="OpenSymbol2" style:font-family-complex="OpenSymbol" style:font-family-generic-complex="system" style:font-pitch-complex="variable"/>
    </style:style>
    <style:style style:name="ListLabel_20_405" style:display-name="ListLabel 405" style:family="text">
      <style:text-properties style:font-name-complex="OpenSymbol2"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1in"/>
        </style:list-level-properties>
      </text:outline-level-style>
      <text:outline-level-style text:level="2" style:num-format="1">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nothing" fo:margin-left="1in"/>
        </style:list-level-properties>
      </text:outline-level-style>
      <text:outline-level-style text:level="4" style:num-format="1" text:display-levels="3">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nothing" fo:margin-left="1in"/>
        </style:list-level-properties>
      </text:outline-level-style>
      <text:outline-level-style text:level="6" style:num-format="">
        <style:list-level-properties text:list-level-position-and-space-mode="label-alignment">
          <style:list-level-label-alignment text:label-followed-by="nothing" fo:margin-left="1in"/>
        </style:list-level-properties>
      </text:outline-level-style>
      <text:outline-level-style text:level="7" style:num-format="">
        <style:list-level-properties text:list-level-position-and-space-mode="label-alignment">
          <style:list-level-label-alignment text:label-followed-by="nothing" fo:margin-left="1in"/>
        </style:list-level-properties>
      </text:outline-level-style>
      <text:outline-level-style text:level="8" style:num-format="">
        <style:list-level-properties text:list-level-position-and-space-mode="label-alignment">
          <style:list-level-label-alignment text:label-followed-by="nothing" fo:margin-left="1in"/>
        </style:list-level-properties>
      </text:outline-level-style>
      <text:outline-level-style text:level="9" style:num-format="">
        <style:list-level-properties text:list-level-position-and-space-mode="label-alignment">
          <style:list-level-label-alignment text:label-followed-by="nothing" fo:margin-left="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1in"/>
        </style:list-level-properties>
      </text:list-level-style-number>
      <text:list-level-style-number text:level="2" style:num-format="1">
        <style:list-level-properties text:list-level-position-and-space-mode="label-alignment">
          <style:list-level-label-alignment text:label-followed-by="listtab" text:list-tab-stop-position="1in" fo:margin-left="1in"/>
        </style:list-level-properties>
      </text:list-level-style-number>
      <text:list-level-style-number text:level="3" style:num-format="">
        <style:list-level-properties text:list-level-position-and-space-mode="label-alignment">
          <style:list-level-label-alignment text:label-followed-by="nothing" fo:margin-left="1in"/>
        </style:list-level-properties>
      </text:list-level-style-number>
      <text:list-level-style-number text:level="4" style:num-format="1" text:display-levels="3">
        <style:list-level-properties text:list-level-position-and-space-mode="label-alignment">
          <style:list-level-label-alignment text:label-followed-by="listtab" text:list-tab-stop-position="1in" fo:margin-left="1in"/>
        </style:list-level-properties>
      </text:list-level-style-number>
      <text:list-level-style-number text:level="5" style:num-format="">
        <style:list-level-properties text:list-level-position-and-space-mode="label-alignment">
          <style:list-level-label-alignment text:label-followed-by="nothing" fo:margin-left="1in"/>
        </style:list-level-properties>
      </text:list-level-style-number>
      <text:list-level-style-number text:level="6" style:num-format="">
        <style:list-level-properties text:list-level-position-and-space-mode="label-alignment">
          <style:list-level-label-alignment text:label-followed-by="nothing" fo:margin-left="1in"/>
        </style:list-level-properties>
      </text:list-level-style-number>
      <text:list-level-style-number text:level="7" style:num-format="">
        <style:list-level-properties text:list-level-position-and-space-mode="label-alignment">
          <style:list-level-label-alignment text:label-followed-by="nothing" fo:margin-left="1in"/>
        </style:list-level-properties>
      </text:list-level-style-number>
      <text:list-level-style-number text:level="8" style:num-format="">
        <style:list-level-properties text:list-level-position-and-space-mode="label-alignment">
          <style:list-level-label-alignment text:label-followed-by="nothing" fo:margin-left="1in"/>
        </style:list-level-properties>
      </text:list-level-style-number>
      <text:list-level-style-number text:level="9" style:num-format="">
        <style:list-level-properties text:list-level-position-and-space-mode="label-alignment">
          <style:list-level-label-alignment text:label-followed-by="nothing"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4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ListLabel_20_34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3" text:style-name="ListLabel_20_34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4" text:style-name="ListLabel_20_34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ListLabel_20_34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6" text:style-name="ListLabel_20_34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7" text:style-name="ListLabel_20_34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8" text:style-name="ListLabel_20_35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9" text:style-name="ListLabel_20_35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5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5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5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5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5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5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5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6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6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6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6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6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6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6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6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6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6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37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7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7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7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7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7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7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7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7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37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ListLabel_20_38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3" text:style-name="ListLabel_20_38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4" text:style-name="ListLabel_20_38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ListLabel_20_38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6" text:style-name="ListLabel_20_38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7" text:style-name="ListLabel_20_38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8" text:style-name="ListLabel_20_386"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level-style-bullet text:level="9" text:style-name="ListLabel_20_38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38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9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9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9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9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9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9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9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39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9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9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0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0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40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40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0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40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133f08" officeooo:paragraph-rsid="00133f08"/>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43" style:layout-grid-base-height="0.2165in" style:layout-grid-ruby-height="0in" style:layout-grid-mode="none" style:layout-grid-ruby-below="false" style:layout-grid-print="false" style:layout-grid-display="false" style:layout-grid-base-width="0.1665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1402in" fo:margin-left="0in" fo:margin-right="0in" fo:margin-bottom="0.1in" fo:background-color="transparent" style:dynamic-spacing="false" draw:fill="none" draw:fill-color="#729fcf"/>
      </style:header-style>
      <style:footer-style>
        <style:header-footer-properties fo:min-height="0.1402in" fo:margin-left="0in" fo:margin-right="0in" fo:margin-top="0.1in" fo:background-color="transparent" style:dynamic-spacing="false" draw:fill="none" draw:fill-color="#729fcf"/>
      </style:footer-style>
    </style:page-layout>
  </office:automatic-styles>
  <office:master-styles>
    <style:master-page style:name="Standard" style:page-layout-name="Mpm1">
      <style:header>
        <text:p text:style-name="Header"><draw:frame draw:style-name="Mfr1" draw:name="Image2" text:anchor-type="paragraph" svg:x="0.0465in" svg:y="-0.5138in" svg:width="0.5138in" svg:height="0.6736in" draw:z-index="7"><draw:image xlink:href="Pictures/1000020100000094000000C2726D1C770D0E8175.png" xlink:type="simple" xlink:show="embed" xlink:actuate="onLoad" loext:mime-type="image/png"/></draw:frame></text:p>
      </style:header>
      <style:footer>
        <text:p text:style-name="MP1"><text:tab/><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8-05T14:08:18</meta:creation-date>
    <meta:initial-creator>Artyom Radulov</meta:initial-creator>
    <dc:language>en-US</dc:language>
    <dc:date>2021-01-06T17:20:09.970504041</dc:date>
    <meta:editing-cycles>126</meta:editing-cycles>
    <meta:editing-duration>PT5H37M12S</meta:editing-duration>
    <meta:generator>LibreOffice/6.4.6.2$Linux_X86_64 LibreOffice_project/40$Build-2</meta:generator>
    <meta:document-statistic meta:table-count="0" meta:image-count="1" meta:object-count="0" meta:page-count="8" meta:paragraph-count="213" meta:word-count="998" meta:character-count="10053" meta:non-whitespace-character-count="8027"/>
  </office:meta>
</office:document-meta>
</file>